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5" style:family="paragraph" style:parent-style-name="Table_20_Contents">
      <style:text-properties officeooo:rsid="2da9e3d1" officeooo:paragraph-rsid="2835f669"/>
    </style:style>
    <style:style style:name="P86" style:family="paragraph" style:parent-style-name="Table_20_Contents">
      <style:text-properties officeooo:paragraph-rsid="2835f669"/>
    </style:style>
    <style:style style:name="P87" style:family="paragraph" style:parent-style-name="Example">
      <style:text-properties officeooo:paragraph-rsid="2835f669"/>
    </style:style>
    <style:style style:name="P88" style:family="paragraph" style:parent-style-name="Example">
      <style:text-properties officeooo:paragraph-rsid="2842b8b5"/>
    </style:style>
    <style:style style:name="P89" style:family="paragraph" style:parent-style-name="Example">
      <style:text-properties officeooo:paragraph-rsid="2845f1f0"/>
    </style:style>
    <style:style style:name="P90" style:family="paragraph" style:parent-style-name="Example">
      <style:text-properties officeooo:rsid="2de0ec95" officeooo:paragraph-rsid="284ac682"/>
    </style:style>
    <style:style style:name="P91" style:family="paragraph" style:parent-style-name="Example">
      <style:text-properties officeooo:rsid="2de0ec95" officeooo:paragraph-rsid="284f6086"/>
    </style:style>
    <style:style style:name="P92" style:family="paragraph" style:parent-style-name="Example">
      <style:text-properties officeooo:rsid="2de0ec95" officeooo:paragraph-rsid="285088b8"/>
    </style:style>
    <style:style style:name="P93" style:family="paragraph" style:parent-style-name="Example">
      <style:text-properties officeooo:rsid="2ddfffc5" officeooo:paragraph-rsid="284ac682"/>
    </style:style>
    <style:style style:name="P94" style:family="paragraph" style:parent-style-name="Example">
      <style:text-properties officeooo:rsid="2ddfffc5" officeooo:paragraph-rsid="284f6086"/>
    </style:style>
    <style:style style:name="P95" style:family="paragraph" style:parent-style-name="Example">
      <style:text-properties officeooo:rsid="2ddfffc5" officeooo:paragraph-rsid="285088b8"/>
    </style:style>
    <style:style style:name="P96" style:family="paragraph" style:parent-style-name="Example">
      <style:text-properties officeooo:rsid="2f9f0a9c" officeooo:paragraph-rsid="284ac682"/>
    </style:style>
    <style:style style:name="P97" style:family="paragraph" style:parent-style-name="Example">
      <style:text-properties officeooo:paragraph-rsid="284ac682"/>
    </style:style>
    <style:style style:name="P98" style:family="paragraph" style:parent-style-name="Example">
      <style:text-properties officeooo:paragraph-rsid="284c8bae"/>
    </style:style>
    <style:style style:name="P99" style:family="paragraph" style:parent-style-name="Example">
      <style:text-properties officeooo:paragraph-rsid="284de867"/>
    </style:style>
    <style:style style:name="P100" style:family="paragraph" style:parent-style-name="Example">
      <style:text-properties style:text-line-through-style="none" style:text-line-through-type="none" fo:language="cs" fo:country="CZ" officeooo:rsid="2ddfffc5" officeooo:paragraph-rsid="284f6086"/>
    </style:style>
    <style:style style:name="P101" style:family="paragraph" style:parent-style-name="Example">
      <style:text-properties style:text-line-through-style="none" style:text-line-through-type="none" fo:language="cs" fo:country="CZ" officeooo:rsid="2f9f0a9c" officeooo:paragraph-rsid="285088b8"/>
    </style:style>
    <style:style style:name="P102" style:family="paragraph" style:parent-style-name="Example">
      <style:text-properties style:text-line-through-style="none" style:text-line-through-type="none" officeooo:rsid="3ba6cfa7" officeooo:paragraph-rsid="28515af4"/>
    </style:style>
    <style:style style:name="P103" style:family="paragraph" style:parent-style-name="Example">
      <style:text-properties style:text-line-through-style="none" style:text-line-through-type="none" officeooo:rsid="3ba6cfa7" officeooo:paragraph-rsid="285229a3"/>
    </style:style>
    <style:style style:name="P104" style:family="paragraph" style:parent-style-name="Example">
      <style:text-properties style:text-line-through-style="none" style:text-line-through-type="none" officeooo:rsid="3de3a450" officeooo:paragraph-rsid="28564d17" fo:background-color="transparent"/>
    </style:style>
    <style:style style:name="P105" style:family="paragraph" style:parent-style-name="Example">
      <style:text-properties officeooo:paragraph-rsid="284f6086"/>
    </style:style>
    <style:style style:name="P106" style:family="paragraph" style:parent-style-name="Example">
      <style:text-properties officeooo:rsid="3ba4cc9c" officeooo:paragraph-rsid="28515af4"/>
    </style:style>
    <style:style style:name="P107" style:family="paragraph" style:parent-style-name="Example">
      <style:text-properties officeooo:rsid="3ba4cc9c" officeooo:paragraph-rsid="285229a3"/>
    </style:style>
    <style:style style:name="P108" style:family="paragraph" style:parent-style-name="Example">
      <style:text-properties officeooo:paragraph-rsid="28515af4"/>
    </style:style>
    <style:style style:name="P109" style:family="paragraph" style:parent-style-name="Example">
      <style:text-properties officeooo:paragraph-rsid="285229a3"/>
    </style:style>
    <style:style style:name="P110" style:family="paragraph" style:parent-style-name="Example">
      <style:text-properties officeooo:rsid="3d0e713e" officeooo:paragraph-rsid="285349eb"/>
    </style:style>
    <style:style style:name="P111" style:family="paragraph" style:parent-style-name="Example">
      <style:text-properties officeooo:paragraph-rsid="285349eb"/>
    </style:style>
    <style:style style:name="P112" style:family="paragraph" style:parent-style-name="Example">
      <style:text-properties officeooo:paragraph-rsid="28542966"/>
    </style:style>
    <style:style style:name="P113" style:family="paragraph" style:parent-style-name="Example">
      <style:text-properties officeooo:paragraph-rsid="2854c7dc"/>
    </style:style>
    <style:style style:name="P114" style:family="paragraph" style:parent-style-name="Example">
      <style:text-properties officeooo:rsid="3de3a450" officeooo:paragraph-rsid="28564d17"/>
    </style:style>
    <style:style style:name="P115" style:family="paragraph" style:parent-style-name="Example">
      <style:text-properties officeooo:rsid="3dc57f96" officeooo:paragraph-rsid="28564d17"/>
    </style:style>
    <style:style style:name="P116" style:family="paragraph" style:parent-style-name="Example">
      <style:text-properties officeooo:rsid="3ddd7fa6" officeooo:paragraph-rsid="28564d17"/>
    </style:style>
    <style:style style:name="P117" style:family="paragraph" style:parent-style-name="Example">
      <style:text-properties officeooo:rsid="3dc6cc95" officeooo:paragraph-rsid="28564d17"/>
    </style:style>
    <style:style style:name="P118" style:family="paragraph" style:parent-style-name="Example">
      <style:text-properties fo:language="cs" fo:country="CZ" officeooo:rsid="3d873d0b" officeooo:paragraph-rsid="28574c21" fo:background-color="transparent"/>
    </style:style>
    <style:style style:name="P119" style:family="paragraph" style:parent-style-name="Example">
      <style:text-properties officeooo:rsid="3d873d0b" officeooo:paragraph-rsid="28574c21"/>
    </style:style>
    <style:style style:name="P120" style:family="paragraph" style:parent-style-name="Example">
      <style:text-properties officeooo:paragraph-rsid="28574c21"/>
    </style:style>
    <style:style style:name="P121" style:family="paragraph" style:parent-style-name="Example_20_Header">
      <style:text-properties officeooo:paragraph-rsid="2835f669"/>
    </style:style>
    <style:style style:name="P122" style:family="paragraph" style:parent-style-name="Example_20_Header">
      <style:text-properties officeooo:paragraph-rsid="2842b8b5"/>
    </style:style>
    <style:style style:name="P123" style:family="paragraph" style:parent-style-name="Example_20_Header">
      <style:text-properties officeooo:paragraph-rsid="28441c22"/>
    </style:style>
    <style:style style:name="P124" style:family="paragraph" style:parent-style-name="Example_20_Header">
      <style:text-properties officeooo:paragraph-rsid="2845f1f0"/>
    </style:style>
    <style:style style:name="P125" style:family="paragraph" style:parent-style-name="Example_20_Header">
      <style:text-properties officeooo:paragraph-rsid="284ac682"/>
    </style:style>
    <style:style style:name="P126" style:family="paragraph" style:parent-style-name="Example_20_Header">
      <style:text-properties officeooo:paragraph-rsid="284c8bae"/>
    </style:style>
    <style:style style:name="P127" style:family="paragraph" style:parent-style-name="Example_20_Header">
      <style:text-properties officeooo:paragraph-rsid="284de867"/>
    </style:style>
    <style:style style:name="P128" style:family="paragraph" style:parent-style-name="Example_20_Header">
      <style:text-properties officeooo:paragraph-rsid="284f6086"/>
    </style:style>
    <style:style style:name="P129" style:family="paragraph" style:parent-style-name="Example_20_Header">
      <style:text-properties officeooo:paragraph-rsid="285088b8"/>
    </style:style>
    <style:style style:name="P130" style:family="paragraph" style:parent-style-name="Example_20_Header">
      <style:text-properties officeooo:rsid="14c8a310" officeooo:paragraph-rsid="28515af4"/>
    </style:style>
    <style:style style:name="P131" style:family="paragraph" style:parent-style-name="Example_20_Header">
      <style:text-properties officeooo:rsid="14c8a310" officeooo:paragraph-rsid="285229a3"/>
    </style:style>
    <style:style style:name="P132" style:family="paragraph" style:parent-style-name="Example_20_Header">
      <style:text-properties fo:font-style="normal" officeooo:rsid="3bb49071" officeooo:paragraph-rsid="285229a3" style:font-style-asian="normal" style:font-style-complex="normal"/>
    </style:style>
    <style:style style:name="P133" style:family="paragraph" style:parent-style-name="Example_20_Header">
      <style:text-properties fo:font-style="normal" officeooo:rsid="353121c0" officeooo:paragraph-rsid="28585c0e" style:font-style-asian="normal" style:font-style-complex="normal"/>
    </style:style>
    <style:style style:name="P134" style:family="paragraph" style:parent-style-name="Example_20_Header">
      <style:text-properties officeooo:paragraph-rsid="285349eb"/>
    </style:style>
    <style:style style:name="P135" style:family="paragraph" style:parent-style-name="Example_20_Header">
      <style:text-properties officeooo:rsid="3cfb1ef6" officeooo:paragraph-rsid="28542966"/>
    </style:style>
    <style:style style:name="P136" style:family="paragraph" style:parent-style-name="Example_20_Header">
      <style:text-properties officeooo:paragraph-rsid="28542966"/>
    </style:style>
    <style:style style:name="P137" style:family="paragraph" style:parent-style-name="Example_20_Header">
      <style:text-properties officeooo:paragraph-rsid="2854c7dc"/>
    </style:style>
    <style:style style:name="P138" style:family="paragraph" style:parent-style-name="Example_20_Header">
      <style:text-properties officeooo:paragraph-rsid="28564d17"/>
    </style:style>
    <style:style style:name="P139" style:family="paragraph" style:parent-style-name="Example_20_Header">
      <style:text-properties officeooo:paragraph-rsid="28574c21"/>
    </style:style>
    <style:style style:name="P140" style:family="paragraph" style:parent-style-name="Text_20_Body_20_Full_20_Page">
      <style:text-properties officeooo:paragraph-rsid="28462b2d"/>
    </style:style>
    <style:style style:name="P141" style:family="paragraph" style:parent-style-name="Example_20_Header">
      <style:text-properties officeooo:paragraph-rsid="2858e25b"/>
    </style:style>
    <style:style style:name="P142" style:family="paragraph" style:parent-style-name="Heading_20_2">
      <style:text-properties officeooo:paragraph-rsid="2842b8b5"/>
    </style:style>
    <style:style style:name="P143" style:family="paragraph" style:parent-style-name="Heading_20_2">
      <style:text-properties officeooo:paragraph-rsid="28441c22"/>
    </style:style>
    <style:style style:name="P144" style:family="paragraph" style:parent-style-name="Heading_20_2">
      <style:text-properties style:text-line-through-style="none" style:text-line-through-type="none" officeooo:rsid="21337cc1" officeooo:paragraph-rsid="2835f669"/>
    </style:style>
    <style:style style:name="P145" style:family="paragraph" style:parent-style-name="Heading_20_2">
      <style:text-properties officeooo:rsid="29ac4c0b" officeooo:paragraph-rsid="2832723d"/>
    </style:style>
    <style:style style:name="P146" style:family="paragraph" style:parent-style-name="Heading_20_2">
      <style:text-properties officeooo:rsid="2790ad45" officeooo:paragraph-rsid="2839182a"/>
    </style:style>
    <style:style style:name="P147" style:family="paragraph" style:parent-style-name="Heading_20_2">
      <style:text-properties officeooo:paragraph-rsid="2845f1f0"/>
    </style:style>
    <style:style style:name="P148" style:family="paragraph" style:parent-style-name="Heading_20_2">
      <style:text-properties officeooo:paragraph-rsid="284ac682"/>
    </style:style>
    <style:style style:name="P149" style:family="paragraph" style:parent-style-name="Heading_20_2">
      <style:text-properties officeooo:paragraph-rsid="2839d294"/>
    </style:style>
    <style:style style:name="P150" style:family="paragraph" style:parent-style-name="Example" style:list-style-name="L4">
      <style:text-properties officeooo:paragraph-rsid="28441c22"/>
    </style:style>
    <style:style style:name="P151" style:family="paragraph" style:parent-style-name="Example" style:list-style-name="L4">
      <style:text-properties officeooo:paragraph-rsid="2845f1f0"/>
    </style:style>
    <style:style style:name="P152" style:family="paragraph" style:parent-style-name="Example" style:list-style-name="L4">
      <style:text-properties officeooo:rsid="2cc3f8e5" officeooo:paragraph-rsid="28441c22"/>
    </style:style>
    <style:style style:name="P153" style:family="paragraph" style:parent-style-name="Example" style:list-style-name="L4">
      <style:text-properties officeooo:rsid="2cc3f8e5" officeooo:paragraph-rsid="2845f1f0"/>
    </style:style>
    <style:style style:name="P154" style:family="paragraph" style:parent-style-name="Example">
      <style:text-properties officeooo:paragraph-rsid="2858e25b"/>
    </style:style>
    <style:style style:name="P155" style:family="paragraph" style:parent-style-name="Heading_20_4">
      <style:text-properties officeooo:paragraph-rsid="285088b8"/>
    </style:style>
    <style:style style:name="P156" style:family="paragraph" style:parent-style-name="Heading_20_5">
      <style:text-properties officeooo:paragraph-rsid="2853f203"/>
    </style:style>
    <style:style style:name="P157" style:family="paragraph" style:parent-style-name="Heading_20_3">
      <style:text-properties officeooo:paragraph-rsid="283d61dd"/>
    </style:style>
    <style:style style:name="P158" style:family="paragraph" style:parent-style-name="Heading_20_3">
      <style:text-properties officeooo:rsid="333dcbcc" officeooo:paragraph-rsid="283f4213"/>
    </style:style>
    <style:style style:name="P159" style:family="paragraph" style:parent-style-name="Heading_20_3">
      <style:text-properties officeooo:paragraph-rsid="24fcec3c"/>
    </style:style>
    <style:style style:name="P160" style:family="paragraph" style:parent-style-name="Heading_20_3">
      <style:text-properties officeooo:paragraph-rsid="24fb15e5"/>
    </style:style>
    <style:style style:name="P161" style:family="paragraph" style:parent-style-name="Heading_20_3">
      <style:text-properties style:text-line-through-style="none" style:text-line-through-type="none" officeooo:rsid="24ab19e0" officeooo:paragraph-rsid="2841f50c"/>
    </style:style>
    <style:style style:name="P162" style:family="paragraph" style:parent-style-name="Heading_20_3">
      <style:text-properties style:text-line-through-style="none" style:text-line-through-type="none" officeooo:rsid="28175705" officeooo:paragraph-rsid="28542966" fo:background-color="transparent"/>
    </style:style>
    <style:style style:name="P163" style:family="paragraph" style:parent-style-name="Heading_20_3">
      <style:text-properties officeooo:paragraph-rsid="28462b2d"/>
    </style:style>
    <style:style style:name="P164" style:family="paragraph" style:parent-style-name="Heading_20_3">
      <style:text-properties officeooo:paragraph-rsid="2835f669"/>
    </style:style>
    <style:style style:name="P165" style:family="paragraph" style:parent-style-name="Heading_20_3">
      <style:text-properties officeooo:paragraph-rsid="284c8bae"/>
    </style:style>
    <style:style style:name="P166" style:family="paragraph" style:parent-style-name="Heading_20_3">
      <style:text-properties officeooo:paragraph-rsid="2845f1f0"/>
    </style:style>
    <style:style style:name="P167" style:family="paragraph" style:parent-style-name="Heading_20_3">
      <style:text-properties officeooo:paragraph-rsid="284ac682"/>
    </style:style>
    <style:style style:name="P168" style:family="paragraph" style:parent-style-name="Heading_20_3">
      <style:text-properties officeooo:paragraph-rsid="284f6086"/>
    </style:style>
    <style:style style:name="P169" style:family="paragraph" style:parent-style-name="Heading_20_3">
      <style:text-properties officeooo:rsid="3d0b9803" officeooo:paragraph-rsid="285349eb"/>
    </style:style>
    <style:style style:name="P170" style:family="paragraph" style:parent-style-name="Heading_20_3">
      <style:text-properties officeooo:paragraph-rsid="28515af4"/>
    </style:style>
    <style:style style:name="P171" style:family="paragraph" style:parent-style-name="Heading_20_3">
      <style:text-properties officeooo:paragraph-rsid="285229a3"/>
    </style:style>
    <style:style style:name="P172" style:family="paragraph" style:parent-style-name="Heading_20_3">
      <style:text-properties officeooo:rsid="3d4e1d48" officeooo:paragraph-rsid="2854c7dc"/>
    </style:style>
    <style:style style:name="P173" style:family="paragraph" style:parent-style-name="Heading_20_3">
      <style:text-properties officeooo:paragraph-rsid="28564d17"/>
    </style:style>
    <style:style style:name="P174" style:family="paragraph" style:parent-style-name="Heading_20_3">
      <style:text-properties officeooo:paragraph-rsid="28574c21"/>
    </style:style>
    <style:style style:name="P175" style:family="paragraph" style:parent-style-name="Heading_20_3">
      <style:text-properties officeooo:paragraph-rsid="28585c0e"/>
    </style:style>
    <style:style style:name="P176" style:family="paragraph" style:parent-style-name="Heading_20_3">
      <style:text-properties officeooo:paragraph-rsid="2839d294"/>
    </style:style>
    <style:style style:name="P177" style:family="paragraph" style:parent-style-name="Heading_20_3">
      <style:text-properties officeooo:paragraph-rsid="2858e25b"/>
    </style:style>
    <style:style style:name="P178" style:family="paragraph" style:parent-style-name="Heading_20_1">
      <style:text-properties officeooo:rsid="283d61dd" officeooo:paragraph-rsid="283d61dd"/>
    </style:style>
    <style:style style:name="P179" style:family="paragraph" style:parent-style-name="Heading_20_1">
      <style:text-properties officeooo:paragraph-rsid="24fb15e5"/>
    </style:style>
    <style:style style:name="P180" style:family="paragraph" style:parent-style-name="Heading_20_1">
      <style:text-properties style:text-line-through-style="none" style:text-line-through-type="none" officeooo:rsid="24ab19e0" officeooo:paragraph-rsid="2832723d"/>
    </style:style>
    <style:style style:name="P181" style:family="paragraph" style:parent-style-name="Heading_20_1">
      <style:text-properties officeooo:rsid="284de867" officeooo:paragraph-rsid="284de867"/>
    </style:style>
    <style:style style:name="P182" style:family="paragraph" style:parent-style-name="Heading_20_1">
      <style:text-properties officeooo:rsid="2fe23513" officeooo:paragraph-rsid="2839182a"/>
    </style:style>
    <style:style style:name="P183" style:family="paragraph" style:parent-style-name="Heading_20_1">
      <style:text-properties officeooo:rsid="28515af4" officeooo:paragraph-rsid="28515af4"/>
    </style:style>
    <style:style style:name="P184" style:family="paragraph" style:parent-style-name="Heading_20_1" style:master-page-name="Standard">
      <style:paragraph-properties style:page-number="auto"/>
      <style:text-properties officeooo:rsid="24ffc69a" officeooo:paragraph-rsid="2833d0e0"/>
    </style:style>
    <style:style style:name="P185" style:family="paragraph" style:parent-style-name="Text_20_body" style:list-style-name="L1">
      <style:text-properties officeooo:rsid="2b6144c1" officeooo:paragraph-rsid="2833d0e0"/>
    </style:style>
    <style:style style:name="P186" style:family="paragraph" style:parent-style-name="Text_20_body" style:list-style-name="L1">
      <style:text-properties officeooo:rsid="2e564350" officeooo:paragraph-rsid="2835131d"/>
    </style:style>
    <style:style style:name="P187" style:family="paragraph" style:parent-style-name="Text_20_body" style:list-style-name="L1">
      <style:text-properties officeooo:rsid="2e579e00" officeooo:paragraph-rsid="2835131d"/>
    </style:style>
    <style:style style:name="P188" style:family="paragraph" style:parent-style-name="Text_20_body" style:list-style-name="L1">
      <style:text-properties officeooo:rsid="2e595ecb" officeooo:paragraph-rsid="2835131d"/>
    </style:style>
    <style:style style:name="P189" style:family="paragraph" style:parent-style-name="Text_20_body" style:list-style-name="L1">
      <style:text-properties officeooo:rsid="2e597bfa" officeooo:paragraph-rsid="28370fb3"/>
    </style:style>
    <style:style style:name="P190" style:family="paragraph" style:parent-style-name="Text_20_body" style:list-style-name="L1">
      <style:text-properties officeooo:rsid="2e597bfa" officeooo:paragraph-rsid="2837723b"/>
    </style:style>
    <style:style style:name="P191" style:family="paragraph" style:parent-style-name="Text_20_body" style:list-style-name="L1">
      <style:text-properties fo:language="en" fo:country="US" officeooo:rsid="2ea8fc01" officeooo:paragraph-rsid="283894bf"/>
    </style:style>
    <style:style style:name="P192" style:family="paragraph" style:parent-style-name="Text_20_body" style:list-style-name="L1">
      <style:text-properties fo:language="cs" fo:country="CZ" officeooo:rsid="283894bf" officeooo:paragraph-rsid="283894bf"/>
    </style:style>
    <style:style style:name="P193" style:family="paragraph" style:parent-style-name="Text_20_body" style:list-style-name="L1">
      <style:text-properties fo:language="cs" fo:country="CZ" officeooo:rsid="309a3d24" officeooo:paragraph-rsid="2839ed3e"/>
    </style:style>
    <style:style style:name="P194" style:family="paragraph" style:parent-style-name="Text_20_body" style:list-style-name="L2">
      <style:text-properties fo:language="cs" fo:country="CZ" officeooo:rsid="2b423c0c" officeooo:paragraph-rsid="283a6ca9"/>
    </style:style>
    <style:style style:name="P195"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196"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197"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198"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199"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200"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01" style:family="paragraph" style:parent-style-name="Text_20_body" style:list-style-name="L1">
      <style:text-properties officeooo:rsid="3096e72f" officeooo:paragraph-rsid="2839ed3e"/>
    </style:style>
    <style:style style:name="P202" style:family="paragraph" style:parent-style-name="Text_20_body" style:list-style-name="L3">
      <style:text-properties officeooo:rsid="333ce027" officeooo:paragraph-rsid="283d61dd"/>
    </style:style>
    <style:style style:name="P203" style:family="paragraph" style:parent-style-name="Text_20_body" style:list-style-name="L3">
      <style:text-properties style:text-line-through-style="none" style:text-line-through-type="none" officeooo:rsid="333ce027" officeooo:paragraph-rsid="283d61dd"/>
    </style:style>
    <style:style style:name="P204"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05" style:family="paragraph" style:parent-style-name="Text_20_body" style:list-style-name="L5">
      <style:text-properties officeooo:rsid="369c3973" officeooo:paragraph-rsid="28482f5b"/>
    </style:style>
    <style:style style:name="P206" style:family="paragraph" style:parent-style-name="Text_20_body" style:list-style-name="L6">
      <style:text-properties officeooo:rsid="369d3009" officeooo:paragraph-rsid="28482f5b"/>
    </style:style>
    <style:style style:name="P207" style:family="paragraph" style:parent-style-name="Text_20_body" style:list-style-name="L6">
      <style:text-properties officeooo:rsid="36a0e87e" officeooo:paragraph-rsid="28482f5b"/>
    </style:style>
    <style:style style:name="P208" style:family="paragraph" style:parent-style-name="Text_20_body" style:list-style-name="L7">
      <style:text-properties officeooo:rsid="2cc7c413" officeooo:paragraph-rsid="2845f1f0"/>
    </style:style>
    <style:style style:name="P209" style:family="paragraph" style:parent-style-name="Text_20_body" style:list-style-name="L8">
      <style:text-properties officeooo:rsid="2c89f8f7" officeooo:paragraph-rsid="2845f1f0"/>
    </style:style>
    <style:style style:name="P210" style:family="paragraph" style:parent-style-name="Text_20_body" style:list-style-name="L9">
      <style:text-properties officeooo:rsid="3d0b9803" officeooo:paragraph-rsid="285349eb"/>
    </style:style>
    <style:style style:name="P211" style:family="paragraph" style:parent-style-name="Text_20_body" style:list-style-name="L10">
      <style:text-properties officeooo:rsid="3d0b9803" officeooo:paragraph-rsid="285349eb"/>
    </style:style>
    <style:style style:name="P212" style:family="paragraph" style:parent-style-name="Text_20_body" style:list-style-name="L11">
      <style:text-properties officeooo:rsid="2811e5a0" officeooo:paragraph-rsid="2853f203"/>
    </style:style>
    <style:style style:name="P213" style:family="paragraph" style:parent-style-name="Text_20_body" style:list-style-name="L12">
      <style:text-properties officeooo:rsid="3d4fd287" officeooo:paragraph-rsid="2854c7dc"/>
    </style:style>
    <style:style style:name="P214" style:family="paragraph" style:parent-style-name="Text_20_body" style:list-style-name="L14">
      <style:text-properties officeooo:rsid="210667ea" officeooo:paragraph-rsid="2839d294"/>
    </style:style>
    <style:style style:name="P215" style:family="paragraph" style:parent-style-name="Text_20_body" style:list-style-name="L14">
      <style:text-properties officeooo:rsid="17ac7bf8" officeooo:paragraph-rsid="2839d294"/>
    </style:style>
    <style:style style:name="P216" style:family="paragraph" style:parent-style-name="Text_20_body" style:list-style-name="L15">
      <style:text-properties officeooo:paragraph-rsid="2839d294"/>
    </style:style>
    <style:style style:name="P217" style:family="paragraph" style:parent-style-name="Text_20_body" style:list-style-name="L15">
      <style:text-properties officeooo:rsid="210a62bf" officeooo:paragraph-rsid="2839d294"/>
    </style:style>
    <style:style style:name="P218" style:family="paragraph" style:parent-style-name="Text_20_body" style:list-style-name="L16">
      <style:text-properties officeooo:rsid="2107ada6" officeooo:paragraph-rsid="2839d294"/>
    </style:style>
    <style:style style:name="P219" style:family="paragraph" style:parent-style-name="Text_20_body" style:list-style-name="L17">
      <style:text-properties officeooo:rsid="21223c73" officeooo:paragraph-rsid="2839d294"/>
    </style:style>
    <style:style style:name="P220" style:family="paragraph" style:parent-style-name="Text_20_body" style:list-style-name="L17">
      <style:text-properties officeooo:rsid="21240466" officeooo:paragraph-rsid="2839d294"/>
    </style:style>
    <style:style style:name="P221" style:family="paragraph" style:parent-style-name="Text_20_body" style:list-style-name="L18">
      <style:text-properties fo:font-style="normal" officeooo:rsid="1bc0908c" officeooo:paragraph-rsid="2839d294" style:font-style-asian="normal" style:font-style-complex="normal"/>
    </style:style>
    <style:style style:name="P222" style:family="paragraph" style:parent-style-name="Text_20_body" style:list-style-name="L19">
      <style:text-properties officeooo:rsid="210ceec1" officeooo:paragraph-rsid="2839d294"/>
    </style:style>
    <style:style style:name="P223" style:family="paragraph" style:parent-style-name="Text_20_body" style:list-style-name="L20">
      <style:text-properties officeooo:rsid="210ceec1" officeooo:paragraph-rsid="2839d294"/>
    </style:style>
    <style:style style:name="P224" style:family="paragraph" style:parent-style-name="Text_20_body" style:list-style-name="L19">
      <style:text-properties officeooo:rsid="1bc52482" officeooo:paragraph-rsid="2839d294"/>
    </style:style>
    <style:style style:name="P225" style:family="paragraph" style:parent-style-name="Text_20_body" style:list-style-name="L21">
      <style:text-properties officeooo:rsid="1bc58a8c" officeooo:paragraph-rsid="2839d294"/>
    </style:style>
    <style:style style:name="P226" style:family="paragraph" style:parent-style-name="Text_20_body">
      <style:text-properties officeooo:rsid="3e180f83" officeooo:paragraph-rsid="2858e25b"/>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fo:background-color="transparent" loext:char-shading-value="0" style:font-style-asian="normal" style:font-style-complex="normal"/>
    </style:style>
    <style:style style:name="T42" style:family="text">
      <style:text-properties style:text-line-through-style="none" style:text-line-through-type="none" fo:font-style="normal" officeooo:rsid="3dbe9073" fo:background-color="transparent" loext:char-shading-value="0" style:font-style-asian="normal" style:font-style-complex="normal"/>
    </style:style>
    <style:style style:name="T43" style:family="text">
      <style:text-properties style:text-line-through-style="none" style:text-line-through-type="none" fo:font-style="normal" officeooo:rsid="3dbdb302" fo:background-color="transparent" loext:char-shading-value="0" style:font-style-asian="normal" style:font-style-complex="normal"/>
    </style:style>
    <style:style style:name="T44" style:family="text">
      <style:text-properties style:text-line-through-style="none" style:text-line-through-type="none" fo:font-style="normal" officeooo:rsid="3d58d886" fo:background-color="transparent" loext:char-shading-value="0" style:font-style-asian="normal" style:font-style-complex="normal"/>
    </style:style>
    <style:style style:name="T45" style:family="text">
      <style:text-properties style:text-line-through-style="none" style:text-line-through-type="none" fo:font-style="normal" officeooo:rsid="3de01683" fo:background-color="transparent" loext:char-shading-value="0" style:font-style-asian="normal" style:font-style-complex="normal"/>
    </style:style>
    <style:style style:name="T46" style:family="text">
      <style:text-properties style:text-line-through-style="none" style:text-line-through-type="none" fo:font-style="normal" officeooo:rsid="3de1a345" fo:background-color="transparent" loext:char-shading-value="0" style:font-style-asian="normal" style:font-style-complex="normal"/>
    </style:style>
    <style:style style:name="T47" style:family="text">
      <style:text-properties style:text-line-through-style="none" style:text-line-through-type="none" fo:font-style="normal" officeooo:rsid="3de55cb2" fo:background-color="transparent" loext:char-shading-value="0" style:font-style-asian="normal" style:font-style-complex="normal"/>
    </style:style>
    <style:style style:name="T48" style:family="text">
      <style:text-properties style:text-line-through-style="none" style:text-line-through-type="none" fo:font-style="normal" officeooo:rsid="3de1aab8" fo:background-color="transparent" loext:char-shading-value="0" style:font-style-asian="normal" style:font-style-complex="normal"/>
    </style:style>
    <style:style style:name="T49" style:family="text">
      <style:text-properties style:text-line-through-style="none" style:text-line-through-type="none" fo:font-style="normal" officeooo:rsid="3de3a450" fo:background-color="transparent" loext:char-shading-value="0" style:font-style-asian="normal" style:font-style-complex="normal"/>
    </style:style>
    <style:style style:name="T50" style:family="text">
      <style:text-properties style:text-line-through-style="none" style:text-line-through-type="none" officeooo:rsid="333e2b6d"/>
    </style:style>
    <style:style style:name="T51" style:family="text">
      <style:text-properties style:text-line-through-style="none" style:text-line-through-type="none" officeooo:rsid="29f5d46f"/>
    </style:style>
    <style:style style:name="T52" style:family="text">
      <style:text-properties style:text-line-through-style="none" style:text-line-through-type="none" officeooo:rsid="3343e171"/>
    </style:style>
    <style:style style:name="T53" style:family="text">
      <style:text-properties style:text-line-through-style="none" style:text-line-through-type="none" officeooo:rsid="33570924"/>
    </style:style>
    <style:style style:name="T54" style:family="text">
      <style:text-properties style:text-line-through-style="none" style:text-line-through-type="none" officeooo:rsid="334697e0"/>
    </style:style>
    <style:style style:name="T55" style:family="text">
      <style:text-properties style:text-line-through-style="none" style:text-line-through-type="none" officeooo:rsid="333ce027"/>
    </style:style>
    <style:style style:name="T56" style:family="text">
      <style:text-properties style:text-line-through-style="none" style:text-line-through-type="none" officeooo:rsid="333c213b"/>
    </style:style>
    <style:style style:name="T57" style:family="text">
      <style:text-properties style:text-line-through-style="none" style:text-line-through-type="none" officeooo:rsid="33606e1f"/>
    </style:style>
    <style:style style:name="T58" style:family="text">
      <style:text-properties style:text-line-through-style="none" style:text-line-through-type="none" officeooo:rsid="3341ef22"/>
    </style:style>
    <style:style style:name="T59" style:family="text">
      <style:text-properties style:text-line-through-style="none" style:text-line-through-type="none" officeooo:rsid="333dcbcc"/>
    </style:style>
    <style:style style:name="T60" style:family="text">
      <style:text-properties style:text-line-through-style="none" style:text-line-through-type="none" officeooo:rsid="35a8db73"/>
    </style:style>
    <style:style style:name="T61" style:family="text">
      <style:text-properties style:text-line-through-style="none" style:text-line-through-type="none" officeooo:rsid="35c7a71e"/>
    </style:style>
    <style:style style:name="T62" style:family="text">
      <style:text-properties style:text-line-through-style="none" style:text-line-through-type="none" officeooo:rsid="35ac690a"/>
    </style:style>
    <style:style style:name="T63" style:family="text">
      <style:text-properties style:text-line-through-style="none" style:text-line-through-type="none" officeooo:rsid="35aa4add"/>
    </style:style>
    <style:style style:name="T64" style:family="text">
      <style:text-properties style:text-line-through-style="none" style:text-line-through-type="none" officeooo:rsid="35ad9545"/>
    </style:style>
    <style:style style:name="T65" style:family="text">
      <style:text-properties style:text-line-through-style="none" style:text-line-through-type="none" officeooo:rsid="35af0cc9"/>
    </style:style>
    <style:style style:name="T66" style:family="text">
      <style:text-properties style:text-line-through-style="none" style:text-line-through-type="none" officeooo:rsid="35c754b5"/>
    </style:style>
    <style:style style:name="T67" style:family="text">
      <style:text-properties style:text-line-through-style="none" style:text-line-through-type="none" fo:language="en" fo:country="US" officeooo:rsid="2b40571e"/>
    </style:style>
    <style:style style:name="T6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69" style:family="text">
      <style:text-properties style:text-line-through-style="none" style:text-line-through-type="none" fo:language="cs" fo:country="CZ" officeooo:rsid="2b40571e"/>
    </style:style>
    <style:style style:name="T70" style:family="text">
      <style:text-properties style:text-line-through-style="none" style:text-line-through-type="none" fo:language="cs" fo:country="CZ" fo:font-weight="normal"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7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0" style:family="text">
      <style:text-properties style:text-line-through-style="none" style:text-line-through-type="none" fo:language="cs" fo:country="CZ" officeooo:rsid="2f8d996f"/>
    </style:style>
    <style:style style:name="T81" style:family="text">
      <style:text-properties style:text-line-through-style="none" style:text-line-through-type="none" fo:language="cs" fo:country="CZ" officeooo:rsid="37467245"/>
    </style:style>
    <style:style style:name="T82" style:family="text">
      <style:text-properties style:text-line-through-style="none" style:text-line-through-type="none" officeooo:rsid="2a7bfaa0"/>
    </style:style>
    <style:style style:name="T83" style:family="text">
      <style:text-properties style:text-line-through-style="none" style:text-line-through-type="none" officeooo:rsid="2c8b55f1"/>
    </style:style>
    <style:style style:name="T84" style:family="text">
      <style:text-properties style:text-line-through-style="none" style:text-line-through-type="none" officeooo:rsid="36aae15e"/>
    </style:style>
    <style:style style:name="T85" style:family="text">
      <style:text-properties style:text-line-through-style="none" style:text-line-through-type="none" officeooo:rsid="2f1b9e31"/>
    </style:style>
    <style:style style:name="T86" style:family="text">
      <style:text-properties style:text-line-through-style="none" style:text-line-through-type="none" officeooo:rsid="2ecd1c5c"/>
    </style:style>
    <style:style style:name="T87" style:family="text">
      <style:text-properties style:text-line-through-style="none" style:text-line-through-type="none" officeooo:rsid="2ecd3352"/>
    </style:style>
    <style:style style:name="T88" style:family="text">
      <style:text-properties style:text-line-through-style="none" style:text-line-through-type="none" officeooo:rsid="28515af4"/>
    </style:style>
    <style:style style:name="T89" style:family="text">
      <style:text-properties style:text-line-through-style="none" style:text-line-through-type="none" fo:background-color="transparent" loext:char-shading-value="0"/>
    </style:style>
    <style:style style:name="T90" style:family="text">
      <style:text-properties style:text-line-through-style="none" style:text-line-through-type="none" officeooo:rsid="28542966" fo:background-color="transparent" loext:char-shading-value="0"/>
    </style:style>
    <style:style style:name="T91" style:family="text">
      <style:text-properties style:text-line-through-style="none" style:text-line-through-type="none" officeooo:rsid="3cfcd430" fo:background-color="transparent" loext:char-shading-value="0"/>
    </style:style>
    <style:style style:name="T92" style:family="text">
      <style:text-properties style:text-line-through-style="none" style:text-line-through-type="none" officeooo:rsid="3cfb1ef6" fo:background-color="transparent" loext:char-shading-value="0"/>
    </style:style>
    <style:style style:name="T93" style:family="text">
      <style:text-properties style:text-line-through-style="none" style:text-line-through-type="none" officeooo:rsid="3ccd28bc" fo:background-color="transparent" loext:char-shading-value="0"/>
    </style:style>
    <style:style style:name="T94" style:family="text">
      <style:text-properties style:text-line-through-style="none" style:text-line-through-type="none" officeooo:rsid="3cc4e990" fo:background-color="transparent" loext:char-shading-value="0"/>
    </style:style>
    <style:style style:name="T95" style:family="text">
      <style:text-properties style:text-line-through-style="none" style:text-line-through-type="none" officeooo:rsid="3d58d886" fo:background-color="transparent" loext:char-shading-value="0"/>
    </style:style>
    <style:style style:name="T96" style:family="text">
      <style:text-properties style:text-line-through-style="none" style:text-line-through-type="none" officeooo:rsid="3dbfe268" fo:background-color="transparent" loext:char-shading-value="0"/>
    </style:style>
    <style:style style:name="T97" style:family="text">
      <style:text-properties style:text-line-through-style="none" style:text-line-through-type="none" officeooo:rsid="3d50d147" fo:background-color="transparent" loext:char-shading-value="0"/>
    </style:style>
    <style:style style:name="T98" style:family="text">
      <style:text-properties style:text-line-through-style="none" style:text-line-through-type="none" officeooo:rsid="3d54dba5" fo:background-color="transparent" loext:char-shading-value="0"/>
    </style:style>
    <style:style style:name="T99" style:family="text">
      <style:text-properties style:text-line-through-style="none" style:text-line-through-type="none" officeooo:rsid="3d536465" fo:background-color="transparent" loext:char-shading-value="0"/>
    </style:style>
    <style:style style:name="T100" style:family="text">
      <style:text-properties style:text-line-through-style="none" style:text-line-through-type="none" officeooo:rsid="3dbd3c47" fo:background-color="transparent" loext:char-shading-value="0"/>
    </style:style>
    <style:style style:name="T101" style:family="text">
      <style:text-properties style:text-line-through-style="none" style:text-line-through-type="none" officeooo:rsid="3d547df7" fo:background-color="transparent" loext:char-shading-value="0"/>
    </style:style>
    <style:style style:name="T102" style:family="text">
      <style:text-properties style:text-line-through-style="none" style:text-line-through-type="none" officeooo:rsid="3dbdb302" fo:background-color="transparent" loext:char-shading-value="0"/>
    </style:style>
    <style:style style:name="T103" style:family="text">
      <style:text-properties style:text-line-through-style="none" style:text-line-through-type="none" officeooo:rsid="3dbe9073" fo:background-color="transparent" loext:char-shading-value="0"/>
    </style:style>
    <style:style style:name="T104" style:family="text">
      <style:text-properties style:text-line-through-style="none" style:text-line-through-type="none" officeooo:rsid="3ddd7fa6" fo:background-color="transparent" loext:char-shading-value="0"/>
    </style:style>
    <style:style style:name="T105" style:family="text">
      <style:text-properties style:text-line-through-style="none" style:text-line-through-type="none" officeooo:rsid="3dcad630" fo:background-color="transparent" loext:char-shading-value="0"/>
    </style:style>
    <style:style style:name="T106" style:family="text">
      <style:text-properties style:text-line-through-style="none" style:text-line-through-type="none" officeooo:rsid="3de01683" fo:background-color="transparent" loext:char-shading-value="0"/>
    </style:style>
    <style:style style:name="T107" style:family="text">
      <style:text-properties style:text-line-through-style="none" style:text-line-through-type="none" officeooo:rsid="3ddbeb9f" fo:background-color="transparent" loext:char-shading-value="0"/>
    </style:style>
    <style:style style:name="T108" style:family="text">
      <style:text-properties style:text-line-through-style="none" style:text-line-through-type="none" officeooo:rsid="3d5693bf" fo:background-color="transparent" loext:char-shading-value="0"/>
    </style:style>
    <style:style style:name="T109" style:family="text">
      <style:text-properties style:text-line-through-style="none" style:text-line-through-type="none" officeooo:rsid="3dce3982" fo:background-color="transparent" loext:char-shading-value="0"/>
    </style:style>
    <style:style style:name="T110" style:family="text">
      <style:text-properties style:text-line-through-style="none" style:text-line-through-type="none" officeooo:rsid="28113e50" fo:background-color="transparent" loext:char-shading-value="0"/>
    </style:style>
    <style:style style:name="T111" style:family="text">
      <style:text-properties officeooo:rsid="24bdff38"/>
    </style:style>
    <style:style style:name="T112" style:family="text">
      <style:text-properties officeooo:rsid="2c0d886c"/>
    </style:style>
    <style:style style:name="T113" style:family="text">
      <style:text-properties officeooo:rsid="2ba81448"/>
    </style:style>
    <style:style style:name="T114" style:family="text">
      <style:text-properties officeooo:rsid="29b56b55"/>
    </style:style>
    <style:style style:name="T115" style:family="text">
      <style:text-properties officeooo:rsid="2baaa168"/>
    </style:style>
    <style:style style:name="T116" style:family="text">
      <style:text-properties officeooo:rsid="2b620bd6"/>
    </style:style>
    <style:style style:name="T117" style:family="text">
      <style:text-properties officeooo:rsid="2c94d299"/>
    </style:style>
    <style:style style:name="T118" style:family="text">
      <style:text-properties officeooo:rsid="2835131d"/>
    </style:style>
    <style:style style:name="T119" style:family="text">
      <style:text-properties officeooo:rsid="234722bb"/>
    </style:style>
    <style:style style:name="T120" style:family="text">
      <style:text-properties fo:font-style="italic" style:font-style-asian="italic" style:font-style-complex="italic"/>
    </style:style>
    <style:style style:name="T121" style:family="text">
      <style:text-properties fo:font-style="italic" officeooo:rsid="17b00c43" style:font-style-asian="italic" style:font-style-complex="italic"/>
    </style:style>
    <style:style style:name="T122" style:family="text">
      <style:text-properties fo:font-style="italic" officeooo:rsid="2111f746" style:font-style-asian="italic" style:font-style-complex="italic"/>
    </style:style>
    <style:style style:name="T123" style:family="text">
      <style:text-properties fo:font-style="italic" officeooo:rsid="17b424d6" style:font-style-asian="italic" style:font-style-complex="italic"/>
    </style:style>
    <style:style style:name="T124" style:family="text">
      <style:text-properties fo:font-style="italic" officeooo:rsid="210d8ae5" style:font-style-asian="italic" style:font-style-complex="italic"/>
    </style:style>
    <style:style style:name="T125" style:family="text">
      <style:text-properties fo:font-style="italic" officeooo:rsid="210b2273" style:font-style-asian="italic" style:font-style-complex="italic"/>
    </style:style>
    <style:style style:name="T126" style:family="text">
      <style:text-properties fo:font-style="italic" officeooo:rsid="2ed1526a" style:font-style-asian="italic" style:font-style-complex="italic"/>
    </style:style>
    <style:style style:name="T127" style:family="text">
      <style:text-properties fo:font-style="italic" officeooo:rsid="2f35f906" style:font-style-asian="italic" style:font-style-complex="italic"/>
    </style:style>
    <style:style style:name="T128" style:family="text">
      <style:text-properties fo:font-style="italic" officeooo:rsid="2ddf6d9b" style:font-style-asian="italic" style:font-style-complex="italic"/>
    </style:style>
    <style:style style:name="T129" style:family="text">
      <style:text-properties fo:font-style="italic" officeooo:rsid="3ba5979c" style:font-style-asian="italic" style:font-style-complex="italic"/>
    </style:style>
    <style:style style:name="T130" style:family="text">
      <style:text-properties fo:font-style="italic" officeooo:rsid="3bb49071" style:font-style-asian="italic" style:font-style-complex="italic"/>
    </style:style>
    <style:style style:name="T131" style:family="text">
      <style:text-properties fo:font-style="italic" officeooo:rsid="3bb3708a" style:font-style-asian="italic" style:font-style-complex="italic"/>
    </style:style>
    <style:style style:name="T132" style:family="text">
      <style:text-properties fo:font-style="italic" officeooo:rsid="3bb27a0b" style:font-style-asian="italic" style:font-style-complex="italic"/>
    </style:style>
    <style:style style:name="T133" style:family="text">
      <style:text-properties fo:font-style="italic" officeooo:rsid="3dcad630" style:font-style-asian="italic" style:font-style-complex="italic"/>
    </style:style>
    <style:style style:name="T134" style:family="text">
      <style:text-properties fo:font-style="italic" officeooo:rsid="3ddd7fa6" style:font-style-asian="italic" style:font-style-complex="italic"/>
    </style:style>
    <style:style style:name="T135" style:family="text">
      <style:text-properties fo:font-style="italic" fo:font-weight="normal" officeooo:rsid="2def83ce" style:font-style-asian="italic" style:font-weight-asian="normal" style:font-style-complex="italic" style:font-weight-complex="normal"/>
    </style:style>
    <style:style style:name="T136" style:family="text">
      <style:text-properties fo:font-style="italic" fo:font-weight="normal" officeooo:rsid="2de2908b" style:font-style-asian="italic" style:font-weight-asian="normal" style:font-style-complex="italic" style:font-weight-complex="normal"/>
    </style:style>
    <style:style style:name="T137" style:family="text">
      <style:text-properties fo:font-style="italic" fo:background-color="transparent" loext:char-shading-value="0" style:font-style-asian="italic" style:font-style-complex="italic"/>
    </style:style>
    <style:style style:name="T138" style:family="text">
      <style:text-properties fo:font-style="italic" officeooo:rsid="28113e50" fo:background-color="transparent" loext:char-shading-value="0" style:font-style-asian="italic" style:font-style-complex="italic"/>
    </style:style>
    <style:style style:name="T139" style:family="text">
      <style:text-properties officeooo:rsid="23484d0e"/>
    </style:style>
    <style:style style:name="T140" style:family="text">
      <style:text-properties officeooo:rsid="2134d3bf"/>
    </style:style>
    <style:style style:name="T141" style:family="text">
      <style:text-properties officeooo:rsid="28b58987"/>
    </style:style>
    <style:style style:name="T142" style:family="text">
      <style:text-properties officeooo:rsid="221e3299"/>
    </style:style>
    <style:style style:name="T143" style:family="text">
      <style:text-properties officeooo:rsid="2112f312"/>
    </style:style>
    <style:style style:name="T144" style:family="text">
      <style:text-properties officeooo:rsid="28d5621f"/>
    </style:style>
    <style:style style:name="T145" style:family="text">
      <style:text-properties officeooo:rsid="28d89d7c"/>
    </style:style>
    <style:style style:name="T146" style:family="text">
      <style:text-properties officeooo:rsid="28d912bd"/>
    </style:style>
    <style:style style:name="T147" style:family="text">
      <style:text-properties fo:font-weight="bold" style:font-weight-asian="bold" style:font-weight-complex="bold"/>
    </style:style>
    <style:style style:name="T148" style:family="text">
      <style:text-properties fo:font-weight="bold" officeooo:rsid="2f9c1d25" style:font-weight-asian="bold" style:font-weight-complex="bold"/>
    </style:style>
    <style:style style:name="T149" style:family="text">
      <style:text-properties fo:font-weight="bold" officeooo:rsid="2de0ec95" style:font-weight-asian="bold" style:font-weight-complex="bold"/>
    </style:style>
    <style:style style:name="T150" style:family="text">
      <style:text-properties fo:font-weight="bold" officeooo:rsid="2f224864" style:font-weight-asian="bold" style:font-weight-complex="bold"/>
    </style:style>
    <style:style style:name="T151" style:family="text">
      <style:text-properties fo:font-weight="bold" officeooo:rsid="37485ba6" style:font-weight-asian="bold" style:font-weight-complex="bold"/>
    </style:style>
    <style:style style:name="T152" style:family="text">
      <style:text-properties fo:font-weight="bold" officeooo:rsid="285349eb" style:font-weight-asian="bold" style:font-weight-complex="bold"/>
    </style:style>
    <style:style style:name="T153" style:family="text">
      <style:text-properties fo:font-weight="bold" officeooo:rsid="2805168e" style:font-weight-asian="bold" style:font-weight-complex="bold"/>
    </style:style>
    <style:style style:name="T154" style:family="text">
      <style:text-properties fo:font-weight="bold" fo:background-color="transparent" loext:char-shading-value="0" style:font-weight-asian="bold" style:font-weight-complex="bold"/>
    </style:style>
    <style:style style:name="T155" style:family="text">
      <style:text-properties fo:language="en" fo:country="US"/>
    </style:style>
    <style:style style:name="T156" style:family="text">
      <style:text-properties fo:language="en" fo:country="US" officeooo:rsid="2ba3538f"/>
    </style:style>
    <style:style style:name="T157" style:family="text">
      <style:text-properties fo:language="en" fo:country="US" fo:font-weight="bold" officeooo:rsid="28acefdc" style:language-asian="cs" style:country-asian="CZ" style:font-weight-asian="bold" style:font-weight-complex="bold"/>
    </style:style>
    <style:style style:name="T158" style:family="text">
      <style:text-properties fo:language="en" fo:country="US" fo:font-weight="normal" officeooo:rsid="28acefdc" style:language-asian="cs" style:country-asian="CZ" style:font-weight-asian="normal" style:font-weight-complex="normal"/>
    </style:style>
    <style:style style:name="T159" style:family="text">
      <style:text-properties fo:language="en" fo:country="US" officeooo:rsid="36b0544e"/>
    </style:style>
    <style:style style:name="T160" style:family="text">
      <style:text-properties fo:language="en" fo:country="US" fo:font-style="normal" fo:font-weight="normal" officeooo:rsid="2de2908b" style:font-style-asian="normal" style:font-weight-asian="normal" style:font-style-complex="normal" style:font-weight-complex="normal"/>
    </style:style>
    <style:style style:name="T161" style:family="text">
      <style:text-properties fo:language="en" fo:country="US" fo:font-style="normal" fo:font-weight="normal" officeooo:rsid="2fb51893" style:font-style-asian="normal" style:font-weight-asian="normal" style:font-style-complex="normal" style:font-weight-complex="normal"/>
    </style:style>
    <style:style style:name="T162" style:family="text">
      <style:text-properties fo:language="en" fo:country="US" fo:font-style="normal" fo:font-weight="normal" officeooo:rsid="2fa5fa8c" style:font-style-asian="normal" style:font-weight-asian="normal" style:font-style-complex="normal" style:font-weight-complex="normal"/>
    </style:style>
    <style:style style:name="T163" style:family="text">
      <style:text-properties fo:language="cs" fo:country="CZ"/>
    </style:style>
    <style:style style:name="T164" style:family="text">
      <style:text-properties fo:language="cs" fo:country="CZ" officeooo:rsid="2ba3538f"/>
    </style:style>
    <style:style style:name="T165" style:family="text">
      <style:text-properties fo:language="cs" fo:country="CZ" officeooo:rsid="2f35f906"/>
    </style:style>
    <style:style style:name="T166" style:family="text">
      <style:text-properties fo:language="cs" fo:country="CZ" officeooo:rsid="2f46b31c"/>
    </style:style>
    <style:style style:name="T167" style:family="text">
      <style:text-properties fo:language="cs" fo:country="CZ" fo:font-style="italic" officeooo:rsid="2f35f906" style:font-style-asian="italic" style:font-style-complex="italic"/>
    </style:style>
    <style:style style:name="T168" style:family="text">
      <style:text-properties fo:language="cs" fo:country="CZ" fo:font-style="italic" officeooo:rsid="3df7f58c" fo:background-color="transparent" loext:char-shading-value="0" style:font-style-asian="italic" style:font-style-complex="italic"/>
    </style:style>
    <style:style style:name="T169" style:family="text">
      <style:text-properties fo:language="cs" fo:country="CZ" officeooo:rsid="2f3d9d4f"/>
    </style:style>
    <style:style style:name="T170" style:family="text">
      <style:text-properties fo:language="cs" fo:country="CZ" officeooo:rsid="2f8ce29c"/>
    </style:style>
    <style:style style:name="T171" style:family="text">
      <style:text-properties fo:language="cs" fo:country="CZ" officeooo:rsid="2ec2df4e" style:language-asian="cs" style:country-asian="CZ"/>
    </style:style>
    <style:style style:name="T172" style:family="text">
      <style:text-properties fo:language="cs" fo:country="CZ" officeooo:rsid="2eac529d" style:language-asian="cs" style:country-asian="CZ"/>
    </style:style>
    <style:style style:name="T173" style:family="text">
      <style:text-properties fo:language="cs" fo:country="CZ" officeooo:rsid="36a182e7" style:language-asian="cs" style:country-asian="CZ"/>
    </style:style>
    <style:style style:name="T174" style:family="text">
      <style:text-properties fo:language="cs" fo:country="CZ" fo:font-weight="bold" officeooo:rsid="2145b31d" style:language-asian="cs" style:country-asian="CZ" style:font-weight-asian="bold" style:font-weight-complex="bold"/>
    </style:style>
    <style:style style:name="T175" style:family="text">
      <style:text-properties fo:language="cs" fo:country="CZ" fo:font-weight="bold" fo:background-color="transparent" loext:char-shading-value="0" style:font-weight-asian="bold" style:font-weight-complex="bold"/>
    </style:style>
    <style:style style:name="T176" style:family="text">
      <style:text-properties fo:language="cs" fo:country="CZ" fo:font-weight="bold" officeooo:rsid="3d862bd8" fo:background-color="transparent" loext:char-shading-value="0" style:font-weight-asian="bold" style:font-weight-complex="bold"/>
    </style:style>
    <style:style style:name="T177" style:family="text">
      <style:text-properties fo:language="cs" fo:country="CZ" officeooo:rsid="28b276ea"/>
    </style:style>
    <style:style style:name="T178" style:family="text">
      <style:text-properties fo:language="cs" fo:country="CZ" officeooo:rsid="365ea103"/>
    </style:style>
    <style:style style:name="T179" style:family="text">
      <style:text-properties fo:language="cs" fo:country="CZ" officeooo:rsid="36b308f9"/>
    </style:style>
    <style:style style:name="T180" style:family="text">
      <style:text-properties fo:language="cs" fo:country="CZ" officeooo:rsid="2f8b04a4"/>
    </style:style>
    <style:style style:name="T181" style:family="text">
      <style:text-properties fo:language="cs" fo:country="CZ" fo:font-style="normal" officeooo:rsid="373d448c" style:font-style-asian="normal" style:font-style-complex="normal"/>
    </style:style>
    <style:style style:name="T182" style:family="text">
      <style:text-properties fo:language="cs" fo:country="CZ" fo:background-color="transparent" loext:char-shading-value="0"/>
    </style:style>
    <style:style style:name="T183" style:family="text">
      <style:text-properties fo:language="cs" fo:country="CZ" officeooo:rsid="3df6ad35" fo:background-color="transparent" loext:char-shading-value="0"/>
    </style:style>
    <style:style style:name="T184" style:family="text">
      <style:text-properties fo:language="cs" fo:country="CZ" officeooo:rsid="3df7f58c" fo:background-color="transparent" loext:char-shading-value="0"/>
    </style:style>
    <style:style style:name="T185" style:family="text">
      <style:text-properties fo:language="cs" fo:country="CZ" officeooo:rsid="3d831377" fo:background-color="transparent" loext:char-shading-value="0"/>
    </style:style>
    <style:style style:name="T186" style:family="text">
      <style:text-properties fo:language="cs" fo:country="CZ" officeooo:rsid="3d8466f2" fo:background-color="transparent" loext:char-shading-value="0"/>
    </style:style>
    <style:style style:name="T187" style:family="text">
      <style:text-properties fo:language="cs" fo:country="CZ" officeooo:rsid="3d862bd8" fo:background-color="transparent" loext:char-shading-value="0"/>
    </style:style>
    <style:style style:name="T188" style:family="text">
      <style:text-properties fo:language="cs" fo:country="CZ" officeooo:rsid="3d873d0b" fo:background-color="transparent" loext:char-shading-value="0"/>
    </style:style>
    <style:style style:name="T189" style:family="text">
      <style:text-properties officeooo:rsid="2e5db156"/>
    </style:style>
    <style:style style:name="T190" style:family="text">
      <style:text-properties officeooo:rsid="2e5bb981"/>
    </style:style>
    <style:style style:name="T191" style:family="text">
      <style:text-properties officeooo:rsid="2e5af593"/>
    </style:style>
    <style:style style:name="T192" style:family="text">
      <style:text-properties officeooo:rsid="3291e142"/>
    </style:style>
    <style:style style:name="T193" style:family="text">
      <style:text-properties officeooo:rsid="21185469"/>
    </style:style>
    <style:style style:name="T194" style:family="text">
      <style:text-properties officeooo:rsid="17b00c43"/>
    </style:style>
    <style:style style:name="T195" style:family="text">
      <style:text-properties officeooo:rsid="2111f746"/>
    </style:style>
    <style:style style:name="T196" style:family="text">
      <style:text-properties officeooo:rsid="2116942b"/>
    </style:style>
    <style:style style:name="T197" style:family="text">
      <style:text-properties officeooo:rsid="17b19a96"/>
    </style:style>
    <style:style style:name="T198" style:family="text">
      <style:text-properties officeooo:rsid="210a360a"/>
    </style:style>
    <style:style style:name="T199" style:family="text">
      <style:text-properties officeooo:rsid="1b305ff0"/>
    </style:style>
    <style:style style:name="T200" style:family="text">
      <style:text-properties officeooo:rsid="212c219f"/>
    </style:style>
    <style:style style:name="T201" style:family="text">
      <style:text-properties officeooo:rsid="212cc2f6"/>
    </style:style>
    <style:style style:name="T202" style:family="text">
      <style:text-properties officeooo:rsid="1b5413ee"/>
    </style:style>
    <style:style style:name="T203" style:family="text">
      <style:text-properties officeooo:rsid="21234565"/>
    </style:style>
    <style:style style:name="T204" style:family="text">
      <style:text-properties officeooo:rsid="17b424d6"/>
    </style:style>
    <style:style style:name="T205" style:family="text">
      <style:text-properties officeooo:rsid="284e03ae"/>
    </style:style>
    <style:style style:name="T206" style:family="text">
      <style:text-properties officeooo:rsid="210d8ae5"/>
    </style:style>
    <style:style style:name="T207" style:family="text">
      <style:text-properties fo:font-style="normal" style:font-style-asian="normal" style:font-style-complex="normal"/>
    </style:style>
    <style:style style:name="T208" style:family="text">
      <style:text-properties fo:font-style="normal" officeooo:rsid="210d8ae5" style:font-style-asian="normal" style:font-style-complex="normal"/>
    </style:style>
    <style:style style:name="T209" style:family="text">
      <style:text-properties fo:font-style="normal" officeooo:rsid="1bc0908c" style:font-style-asian="normal" style:font-style-complex="normal"/>
    </style:style>
    <style:style style:name="T210" style:family="text">
      <style:text-properties fo:font-style="normal" officeooo:rsid="2f9e1928" style:font-style-asian="normal" style:font-style-complex="normal"/>
    </style:style>
    <style:style style:name="T211" style:family="text">
      <style:text-properties fo:font-style="normal" officeooo:rsid="2fa43d9b" style:font-style-asian="normal" style:font-style-complex="normal"/>
    </style:style>
    <style:style style:name="T212" style:family="text">
      <style:text-properties fo:font-style="normal" officeooo:rsid="2f9e40b1" style:font-style-asian="normal" style:font-style-complex="normal"/>
    </style:style>
    <style:style style:name="T213" style:family="text">
      <style:text-properties fo:font-style="normal" officeooo:rsid="2de3a528" style:font-style-asian="normal" style:font-style-complex="normal"/>
    </style:style>
    <style:style style:name="T214" style:family="text">
      <style:text-properties fo:font-style="normal" officeooo:rsid="2f9efcf8" style:font-style-asian="normal" style:font-style-complex="normal"/>
    </style:style>
    <style:style style:name="T215" style:family="text">
      <style:text-properties fo:font-style="normal" officeooo:rsid="373d448c" style:font-style-asian="normal" style:font-style-complex="normal"/>
    </style:style>
    <style:style style:name="T216" style:family="text">
      <style:text-properties fo:font-style="normal" officeooo:rsid="3baa4aa2" style:font-style-asian="normal" style:font-style-complex="normal"/>
    </style:style>
    <style:style style:name="T217" style:family="text">
      <style:text-properties fo:font-style="normal" officeooo:rsid="3ba5979c" style:font-style-asian="normal" style:font-style-complex="normal"/>
    </style:style>
    <style:style style:name="T218" style:family="text">
      <style:text-properties fo:font-style="normal" officeooo:rsid="3bb27a0b"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2de2908b" style:font-style-asian="normal" style:font-weight-asian="normal" style:font-style-complex="normal" style:font-weight-complex="normal"/>
    </style:style>
    <style:style style:name="T221" style:family="text">
      <style:text-properties fo:font-style="normal" fo:font-weight="normal" officeooo:rsid="2de0ec95" style:font-style-asian="normal" style:font-weight-asian="normal" style:font-style-complex="normal" style:font-weight-complex="normal"/>
    </style:style>
    <style:style style:name="T222" style:family="text">
      <style:text-properties fo:font-style="normal" fo:font-weight="normal" officeooo:rsid="2de28ca0" style:font-style-asian="normal" style:font-weight-asian="normal" style:font-style-complex="normal" style:font-weight-complex="normal"/>
    </style:style>
    <style:style style:name="T223" style:family="text">
      <style:text-properties fo:font-style="normal" fo:font-weight="normal" officeooo:rsid="2ded8653" style:font-style-asian="normal" style:font-weight-asian="normal" style:font-style-complex="normal" style:font-weight-complex="normal"/>
    </style:style>
    <style:style style:name="T224" style:family="text">
      <style:text-properties fo:font-style="normal" fo:font-weight="normal" officeooo:rsid="2ded8bfb" style:font-style-asian="normal" style:font-weight-asian="normal" style:font-style-complex="normal" style:font-weight-complex="normal"/>
    </style:style>
    <style:style style:name="T225" style:family="text">
      <style:text-properties fo:font-style="normal" fo:font-weight="normal" officeooo:rsid="2de35b06" style:font-style-asian="normal" style:font-weight-asian="normal" style:font-style-complex="normal" style:font-weight-complex="normal"/>
    </style:style>
    <style:style style:name="T226" style:family="text">
      <style:text-properties fo:font-style="normal" fo:font-weight="normal" officeooo:rsid="2fa5fa8c" style:font-style-asian="normal" style:font-weight-asian="normal" style:font-style-complex="normal" style:font-weight-complex="normal"/>
    </style:style>
    <style:style style:name="T227" style:family="text">
      <style:text-properties fo:font-style="normal" fo:font-weight="bold" officeooo:rsid="2de0ec95" style:font-style-asian="normal" style:font-weight-asian="bold" style:font-style-complex="normal" style:font-weight-complex="bold"/>
    </style:style>
    <style:style style:name="T228" style:family="text">
      <style:text-properties fo:font-style="normal" fo:font-weight="bold" officeooo:rsid="2de2908b" style:font-style-asian="normal" style:font-weight-asian="bold" style:font-style-complex="normal" style:font-weight-complex="bold"/>
    </style:style>
    <style:style style:name="T229" style:family="text">
      <style:text-properties fo:font-style="normal" fo:font-weight="bold" officeooo:rsid="2def83ce" style:font-style-asian="normal" style:font-weight-asian="bold" style:font-style-complex="normal" style:font-weight-complex="bold"/>
    </style:style>
    <style:style style:name="T230" style:family="text">
      <style:text-properties officeooo:rsid="210b2273"/>
    </style:style>
    <style:style style:name="T231" style:family="text">
      <style:text-properties officeooo:rsid="1bb8b88b"/>
    </style:style>
    <style:style style:name="T232" style:family="text">
      <style:text-properties officeooo:rsid="1bb9690e"/>
    </style:style>
    <style:style style:name="T233" style:family="text">
      <style:text-properties officeooo:rsid="30987277"/>
    </style:style>
    <style:style style:name="T234" style:family="text">
      <style:text-properties officeooo:rsid="309a3d24"/>
    </style:style>
    <style:style style:name="T235" style:family="text">
      <style:text-properties style:text-line-through-style="solid" style:text-line-through-type="single"/>
    </style:style>
    <style:style style:name="T236" style:family="text">
      <style:text-properties style:text-line-through-style="solid" style:text-line-through-type="single" officeooo:rsid="2415a15d"/>
    </style:style>
    <style:style style:name="T237" style:family="text">
      <style:text-properties style:text-line-through-style="solid" style:text-line-through-type="single" officeooo:rsid="35f3889a"/>
    </style:style>
    <style:style style:name="T238" style:family="text">
      <style:text-properties style:text-line-through-style="solid" style:text-line-through-type="single" officeooo:rsid="2cb90340"/>
    </style:style>
    <style:style style:name="T239" style:family="text">
      <style:text-properties style:text-line-through-style="solid" style:text-line-through-type="single" officeooo:rsid="2cb953f2"/>
    </style:style>
    <style:style style:name="T240" style:family="text">
      <style:text-properties style:text-line-through-style="solid" style:text-line-through-type="single" officeooo:rsid="2cbb1f18"/>
    </style:style>
    <style:style style:name="T241" style:family="text">
      <style:text-properties style:text-line-through-style="solid" style:text-line-through-type="single" officeooo:rsid="2c84e524"/>
    </style:style>
    <style:style style:name="T242" style:family="text">
      <style:text-properties officeooo:rsid="35fc37d9"/>
    </style:style>
    <style:style style:name="T243" style:family="text">
      <style:text-properties officeooo:rsid="240e4950"/>
    </style:style>
    <style:style style:name="T244" style:family="text">
      <style:text-properties officeooo:rsid="2a7bfaa0"/>
    </style:style>
    <style:style style:name="T245" style:family="text">
      <style:text-properties officeooo:rsid="2a48c148"/>
    </style:style>
    <style:style style:name="T246" style:family="text">
      <style:text-properties officeooo:rsid="2a49436d"/>
    </style:style>
    <style:style style:name="T247" style:family="text">
      <style:text-properties officeooo:rsid="35ffcec4"/>
    </style:style>
    <style:style style:name="T248" style:family="text">
      <style:text-properties officeooo:rsid="2415a15d"/>
    </style:style>
    <style:style style:name="T249" style:family="text">
      <style:text-properties officeooo:rsid="35f3889a"/>
    </style:style>
    <style:style style:name="T250" style:family="text">
      <style:text-properties officeooo:rsid="2cb90340"/>
    </style:style>
    <style:style style:name="T251" style:family="text">
      <style:text-properties officeooo:rsid="2cb953f2"/>
    </style:style>
    <style:style style:name="T252" style:family="text">
      <style:text-properties officeooo:rsid="2cbb1f18"/>
    </style:style>
    <style:style style:name="T253" style:family="text">
      <style:text-properties officeooo:rsid="2c84e524"/>
    </style:style>
    <style:style style:name="T254" style:family="text">
      <style:text-properties officeooo:rsid="2c86e1a0"/>
    </style:style>
    <style:style style:name="T255" style:family="text">
      <style:text-properties officeooo:rsid="35ea90b2"/>
    </style:style>
    <style:style style:name="T256" style:family="text">
      <style:text-properties officeooo:rsid="3019cbc9"/>
    </style:style>
    <style:style style:name="T257" style:family="text">
      <style:text-properties officeooo:rsid="301b4787"/>
    </style:style>
    <style:style style:name="T258" style:family="text">
      <style:text-properties officeooo:rsid="2cc6170e"/>
    </style:style>
    <style:style style:name="T259" style:family="text">
      <style:text-properties officeooo:rsid="35305777"/>
    </style:style>
    <style:style style:name="T260" style:family="text">
      <style:text-properties officeooo:rsid="01ca41d0"/>
    </style:style>
    <style:style style:name="T261" style:family="text">
      <style:text-properties officeooo:rsid="28478a4f"/>
    </style:style>
    <style:style style:name="T262" style:family="text">
      <style:text-properties officeooo:rsid="369fbd86"/>
    </style:style>
    <style:style style:name="T263" style:family="text">
      <style:text-properties officeooo:rsid="36a0e87e"/>
    </style:style>
    <style:style style:name="T264" style:family="text">
      <style:text-properties officeooo:rsid="369e9fff"/>
    </style:style>
    <style:style style:name="T265" style:family="text">
      <style:text-properties officeooo:rsid="369f4a73"/>
    </style:style>
    <style:style style:name="T266" style:family="text">
      <style:text-properties officeooo:rsid="36aa7b7a"/>
    </style:style>
    <style:style style:name="T267" style:family="text">
      <style:text-properties officeooo:rsid="36aa183b"/>
    </style:style>
    <style:style style:name="T268" style:family="text">
      <style:text-properties officeooo:rsid="2f3c6483"/>
    </style:style>
    <style:style style:name="T269" style:family="text">
      <style:text-properties officeooo:rsid="373c19c9"/>
    </style:style>
    <style:style style:name="T270" style:family="text">
      <style:text-properties officeooo:rsid="2f35f906"/>
    </style:style>
    <style:style style:name="T271" style:family="text">
      <style:text-properties officeooo:rsid="2f378f03"/>
    </style:style>
    <style:style style:name="T272" style:family="text">
      <style:text-properties officeooo:rsid="2f9d3f26"/>
    </style:style>
    <style:style style:name="T273" style:family="text">
      <style:text-properties officeooo:rsid="2ddf6d9b"/>
    </style:style>
    <style:style style:name="T274" style:family="text">
      <style:text-properties officeooo:rsid="2f9c1d25"/>
    </style:style>
    <style:style style:name="T275" style:family="text">
      <style:text-properties officeooo:rsid="2de0ec95"/>
    </style:style>
    <style:style style:name="T276" style:family="text">
      <style:text-properties officeooo:rsid="2de28ca0"/>
    </style:style>
    <style:style style:name="T277" style:family="text">
      <style:text-properties officeooo:rsid="2faff4bf"/>
    </style:style>
    <style:style style:name="T278" style:family="text">
      <style:text-properties officeooo:rsid="2f9f2ee2"/>
    </style:style>
    <style:style style:name="T279" style:family="text">
      <style:text-properties officeooo:rsid="2fa8f836"/>
    </style:style>
    <style:style style:name="T280" style:family="text">
      <style:text-properties officeooo:rsid="2f94d126"/>
    </style:style>
    <style:style style:name="T281" style:family="text">
      <style:text-properties officeooo:rsid="36b19028"/>
    </style:style>
    <style:style style:name="T282" style:family="text">
      <style:text-properties officeooo:rsid="36a182e7"/>
    </style:style>
    <style:style style:name="T283" style:family="text">
      <style:text-properties officeooo:rsid="21a37882"/>
    </style:style>
    <style:style style:name="T284" style:family="text">
      <style:text-properties officeooo:rsid="36b2f0f2"/>
    </style:style>
    <style:style style:name="T285" style:family="text">
      <style:text-properties officeooo:rsid="36aea4da"/>
    </style:style>
    <style:style style:name="T286" style:family="text">
      <style:text-properties officeooo:rsid="2f26c268"/>
    </style:style>
    <style:style style:name="T287" style:family="text">
      <style:text-properties officeooo:rsid="2f24561a"/>
    </style:style>
    <style:style style:name="T288" style:family="text">
      <style:text-properties officeooo:rsid="2f224864"/>
    </style:style>
    <style:style style:name="T289" style:family="text">
      <style:text-properties officeooo:rsid="2eb94ae6"/>
    </style:style>
    <style:style style:name="T290" style:family="text">
      <style:text-properties officeooo:rsid="374348c7"/>
    </style:style>
    <style:style style:name="T291" style:family="text">
      <style:text-properties officeooo:rsid="373d448c"/>
    </style:style>
    <style:style style:name="T292" style:family="text">
      <style:text-properties officeooo:rsid="2ddf0cae"/>
    </style:style>
    <style:style style:name="T293" style:family="text">
      <style:text-properties officeooo:rsid="37485ba6"/>
    </style:style>
    <style:style style:name="T294" style:family="text">
      <style:text-properties officeooo:rsid="3765afa6"/>
    </style:style>
    <style:style style:name="T295" style:family="text">
      <style:text-properties officeooo:rsid="3b72602f"/>
    </style:style>
    <style:style style:name="T296" style:family="text">
      <style:text-properties officeooo:rsid="3ba5979c"/>
    </style:style>
    <style:style style:name="T297" style:family="text">
      <style:text-properties officeooo:rsid="3baee35d"/>
    </style:style>
    <style:style style:name="T298" style:family="text">
      <style:text-properties officeooo:rsid="3bb49071"/>
    </style:style>
    <style:style style:name="T299" style:family="text">
      <style:text-properties officeooo:rsid="3bb78967"/>
    </style:style>
    <style:style style:name="T300" style:family="text">
      <style:text-properties officeooo:rsid="3bb947b2"/>
    </style:style>
    <style:style style:name="T301" style:family="text">
      <style:text-properties officeooo:rsid="285229a3"/>
    </style:style>
    <style:style style:name="T302" style:family="text">
      <style:text-properties officeooo:rsid="3d0e713e"/>
    </style:style>
    <style:style style:name="T303" style:family="text">
      <style:text-properties officeooo:rsid="3d15603d"/>
    </style:style>
    <style:style style:name="T304" style:family="text">
      <style:text-properties officeooo:rsid="3d173a9b"/>
    </style:style>
    <style:style style:name="T305" style:family="text">
      <style:text-properties officeooo:rsid="3d0f6d1e"/>
    </style:style>
    <style:style style:name="T306" style:family="text">
      <style:text-properties officeooo:rsid="285349eb"/>
    </style:style>
    <style:style style:name="T307" style:family="text">
      <style:text-properties fo:background-color="transparent" loext:char-shading-value="0"/>
    </style:style>
    <style:style style:name="T308" style:family="text">
      <style:text-properties officeooo:rsid="28113e50" fo:background-color="transparent" loext:char-shading-value="0"/>
    </style:style>
    <style:style style:name="T309" style:family="text">
      <style:text-properties officeooo:rsid="3d3989b8" fo:background-color="transparent" loext:char-shading-value="0"/>
    </style:style>
    <style:style style:name="T310" style:family="text">
      <style:text-properties officeooo:rsid="2812b376" fo:background-color="transparent" loext:char-shading-value="0"/>
    </style:style>
    <style:style style:name="T311" style:family="text">
      <style:text-properties officeooo:rsid="273b9497" fo:background-color="transparent" loext:char-shading-value="0"/>
    </style:style>
    <style:style style:name="T312" style:family="text">
      <style:text-properties officeooo:rsid="3df7f58c" fo:background-color="transparent" loext:char-shading-value="0"/>
    </style:style>
    <style:style style:name="T313" style:family="text">
      <style:text-properties officeooo:rsid="2815127c" fo:background-color="transparent" loext:char-shading-value="0"/>
    </style:style>
    <style:style style:name="T314" style:family="text">
      <style:text-properties officeooo:rsid="3d09b08d"/>
    </style:style>
    <style:style style:name="T315" style:family="text">
      <style:text-properties officeooo:rsid="28542966"/>
    </style:style>
    <style:style style:name="T316" style:family="text">
      <style:text-properties officeooo:rsid="3ccd28bc"/>
    </style:style>
    <style:style style:name="T317" style:family="text">
      <style:text-properties officeooo:rsid="2805168e"/>
    </style:style>
    <style:style style:name="T318" style:family="text">
      <style:text-properties officeooo:rsid="3d54dba5"/>
    </style:style>
    <style:style style:name="T319" style:family="text">
      <style:text-properties officeooo:rsid="3ddd7fa6"/>
    </style:style>
    <style:style style:name="T320" style:family="text">
      <style:text-properties officeooo:rsid="3dcad630"/>
    </style:style>
    <style:style style:name="T321" style:family="text">
      <style:text-properties officeooo:rsid="3d5b0a39"/>
    </style:style>
    <style:style style:name="T322" style:family="text">
      <style:text-properties officeooo:rsid="3df7f58c"/>
    </style:style>
    <style:style style:name="T323" style:family="text">
      <style:text-properties officeooo:rsid="3d873d0b"/>
    </style:style>
    <style:style style:name="T324" style:family="text">
      <style:text-properties officeooo:rsid="35322024"/>
    </style:style>
    <style:style style:name="T325" style:family="text">
      <style:text-properties officeooo:rsid="00184b0e"/>
    </style:style>
    <style:style style:name="T326" style:family="text">
      <style:text-properties officeooo:rsid="023a7fbc"/>
    </style:style>
    <style:style style:name="T327" style:family="text">
      <style:text-properties officeooo:rsid="023ac2b7"/>
    </style:style>
    <style:style style:name="T328" style:family="text">
      <style:text-properties officeooo:rsid="023d1f5a"/>
    </style:style>
    <style:style style:name="T329" style:family="text">
      <style:text-properties officeooo:rsid="02f9773d"/>
    </style:style>
    <style:style style:name="T330" style:family="text">
      <style:text-properties officeooo:rsid="023e936f"/>
    </style:style>
    <style:style style:name="T331" style:family="text">
      <style:text-properties officeooo:rsid="02f99f62"/>
    </style:style>
    <style:style style:name="T332" style:family="text">
      <style:text-properties officeooo:rsid="3e19e1f4"/>
    </style:style>
    <style:style style:name="T333" style:family="text">
      <style:text-properties officeooo:rsid="3e184d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TODO:</text:h>
      <text:p text:style-name="P5">Volitelné pravidlo pro házecí maniaky /<text:span text:style-name="T117">* Na tohle asi kašlat */</text:span>:</text:p>
      <text:list xml:id="list4143174459" text:style-name="L1">
        <text:list-item>
          <text:p text:style-name="P185">Když máš vyšší stupeň dovednosti než obtížnost, automaticky uspěješ.</text:p>
        </text:list-item>
        <text:list-item>
          <text:p text:style-name="P185">Když máš stejný stupeň dovednosti jako obtížnost, hází se.</text:p>
        </text:list-item>
        <text:list-item>
          <text:p text:style-name="P185">Když máš nižší stupeň dovednosti než obtížnost, nemůžeš uspět, pokud <text:span text:style-name="T116">něčím</text:span> obtížnost nesnížíš.</text:p>
        </text:list-item>
      </text:list>
      <text:p text:style-name="P6">TODO: Ještě jednou zrevidovat znalosti podle povolání<text:line-break/>/<text:span text:style-name="T118">* Znalosti povolání zmiňuju, ale bez poznámky o tom, jak rostou. */</text:span></text:p>
      <text:list xml:id="list174058656043546" text:continue-numbering="true" text:style-name="L1">
        <text:list-item>
          <text:p text:style-name="P186">(co třeba zná takový druid?)</text:p>
        </text:list-item>
        <text:list-item>
          <text:p text:style-name="P187">TODO: Možná by to měly bejt dovednosti, aby se hraničářské znalosti mohl naučit kdokoliv?</text:p>
        </text:list-item>
        <text:list-item>
          <text:p text:style-name="P186">TODO: Pokud je nechám, tak napsat příklad, ze kterého bude jasně vidět, že znalosti povolání rostou automaticky s úrovní, ale dovednosti získané díky classe si musí hráč zvedat sám.</text:p>
        </text:list-item>
        <text:list-item>
          <text:p text:style-name="P188">Nebo možná zmínku o levelování classových znalostí úplně vyhodit</text:p>
        </text:list-item>
        <text:list-item>
          <text:p text:style-name="P189">TODO: Zvážit, jestli by dovednosti, které se používají proti sobě, neměly vše<text:span text:style-name="T190">c</text:span>hny fungovat jako stealth: Tzn. při rovnosti stupně dovednosti se hází, při nerovnosti vyhrává ten, kdo má vyšší stupeň.</text:p>
        </text:list-item>
        <text:list-item>
          <text:p text:style-name="P190">TODO: Zvážit dovednost běh <text:span text:style-name="T191">(fungovala by stejně jako stealth) /* běh nebude */</text:span></text:p>
        </text:list-item>
        <text:list-item>
          <text:p text:style-name="P191"><text:soft-page-break/>TODO: Jak <text:span text:style-name="T163">říkat dvěma seznamům dovedností: Hlavní a vedlejší dovednosti?</text:span></text:p>
          <text:list>
            <text:list-item>
              <text:p text:style-name="P192">Doplňkové dovednosti se odvozují z minulosti, takže už nejsou potřeba.</text:p>
            </text:list-item>
          </text:list>
        </text:list-item>
        <text:list-item>
          <text:p text:style-name="P201">TODO: Citlivá témata</text:p>
          <text:list>
            <text:list-item>
              <text:p text:style-name="P201">Kdykoliv <text:span text:style-name="T233">je ti nepříjemné</text:span> to, co se děje ve hře nebo při ní, ať <text:s/>už z jakýchkoliv důvodů, máš právo říct, že to ve hře nechceš. Nemusíš to <text:span text:style-name="T234">obhajovat</text:span> ani vysvětlovat.</text:p>
              <text:list>
                <text:list-item>
                  <text:p text:style-name="P19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663690580" text:style-name="L2">
        <text:list-item>
          <text:p text:style-name="P194">TODO: Stupně jsou Základní (nikoliv Začátečnický), Pokročilý a Mistrovský</text:p>
        </text:list-item>
      </text:list>
      <text:h text:style-name="P178" text:outline-level="1">úvod</text:h>
      <text:h text:style-name="P157" text:outline-level="3"><text:span text:style-name="T55">Základní</text:span><text:span text:style-name="T56"> svět Dračáku</text:span></text:h>
      <text:p text:style-name="P25"><text:span text:style-name="T57">S</text:span><text:span text:style-name="T1">vůj herní svět si můžete vytvořit, jakkoliv se vám bude líbit. </text:span><text:span text:style-name="T55">Můžete si vymyslet vlastní rasy, kouzla, historii, božstva a všechno ostatní. Existují ale dva důvody, proč může být užitečné držet se herního světa, jehož obrysy se nachází v pravidlech:</text:span></text:p>
      <text:list xml:id="list2188893745" text:style-name="L3">
        <text:list-item>
          <text:p text:style-name="P202"><text:span text:style-name="T1">Jsou do něj zasazen</text:span><text:span text:style-name="T58">a</text:span><text:span text:style-name="T59"> </text:span><text:span text:style-name="T58">vydávaná</text:span><text:span text:style-name="T1"> dobrodružstv</text:span><text:span text:style-name="T58">í</text:span><text:span text:style-name="T1">.</text:span></text:p>
        </text:list-item>
        <text:list-item>
          <text:p text:style-name="P203">Můžete pak s vašimi postavami hrát na různých conech a herních akcích a prožité příběhy začlenit do vaší kampaně.</text:p>
        </text:list-item>
      </text:list>
      <text:p text:style-name="P26"><text:span text:style-name="T50">V z</text:span><text:span text:style-name="T51">ákladní</text:span><text:span text:style-name="T50">m</text:span><text:span text:style-name="T51"> svět</text:span><text:span text:style-name="T50">ě</text:span><text:span text:style-name="T51"> Dračáku může hrát </text:span><text:span text:style-name="T50">mnoho</text:span><text:span text:style-name="T51"> hráčských skupin, každá na jiném místě. </text:span><text:span text:style-name="T52">Pokud se tedy rozhodnete hrát v něm, měli byste </text:span><text:span text:style-name="T53">vytvořit</text:span><text:span text:style-name="T54"> a zmapovat jen jeho malou část</text:span><text:span text:style-name="T52"> – </text:span><text:span text:style-name="T54">zbytek prozkoumávají a mapují</text:span><text:span text:style-name="T52"> ostatní skupiny.</text:span></text:p>
      <text:h text:style-name="P158" text:outline-level="3"><text:span text:style-name="T51">S</text:span><text:span text:style-name="T52">dílený svět Dračáku</text:span></text:h>
      <text:p text:style-name="P27"><text:span text:style-name="T60">Základní geografie </text:span><text:span text:style-name="T61">sdíleného</text:span><text:span text:style-name="T60"> světa odpovídá zhruba Evropě a severu Afriky: </text:span><text:span text:style-name="T62">N</text:span><text:span text:style-name="T60">a severu je </text:span><text:span text:style-name="T62">tedy</text:span><text:span text:style-name="T60"> zima, na jihu jsou pouště a za nimi džungle a mezi tím je mírný a subtropický pás. </text:span><text:span text:style-name="T63">Tomu také zhruba odpovídá, jaká zde žijí zvířata a rostou rostliny. </text:span><text:span text:style-name="T64">T</text:span><text:span text:style-name="T63">aké obloha se od té naší moc neliší – je na ní jedno Slunce a jeden Měsíc </text:span><text:span text:style-name="T65">a</text:span><text:span text:style-name="T63"> na severu je jasná hvězda, podle které se nejčastěji naviguje. Souhvězdím </text:span><text:span text:style-name="T65">však</text:span><text:span text:style-name="T63"> mohou různé národy říkat různě.<text:line-break/><text:tab/></text:span><text:span text:style-name="T66">Všechno ostatní, tedy jakou bude mít vaše oblast historii, božstva, kulturu, státní zřízení a tak dále, je na vás.</text:span></text:p>
      <text:h text:style-name="P179" text:outline-level="1">Rozdělení <text:span text:style-name="T11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5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6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61"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7">&lt;</text:span><text:span text:style-name="T69">ODKAZ</text:span><text:span text:style-name="T67">&gt;</text:span><text:span text:style-name="T28"> a </text:span><text:span text:style-name="T7">Hraní bez příběhové imunity</text:span><text:span text:style-name="T28"> </text:span><text:span text:style-name="T67">&lt;</text:span><text:span text:style-name="T69">ODKAZ</text:span><text:span text:style-name="T67">&gt;</text:span><text:span text:style-name="T28">.<text:line-break/><text:tab/>Pokud nevíte, co si máte vybrat, nebo se nemůžete dohodnout, hrajte s příběhovou imunitou.</text:span></text:p>
      <text:h text:style-name="P142" text:outline-level="2">Hraní s příběhovou imunitou</text:h>
      <text:p text:style-name="P31"><text:span text:style-name="T23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35"> </text:span><text:span text:style-name="T237">Třeba když jsi z nějakých závažných důvodů vědomě dal svůj život v sázku, když se chceš</text:span><text:span text:style-name="T235"> obět</text:span><text:span text:style-name="T237">ovat</text:span><text:span text:style-name="T235"> za ostatní a podobně.</text:span><text:line-break/><text:tab/><text:span text:style-name="T237">Při hře s příběhovou imunitou</text:span><text:span text:style-name="T235"> je </text:span><text:span text:style-name="T238">na vás a na</text:span><text:span text:style-name="T235"> Pán</text:span><text:span text:style-name="T238">ovi</text:span><text:span text:style-name="T235"> jeskyně, aby se vaše postavy nikdy nedostaly do situace, kdy by jejich přežití nedávalo smysl. Pán jeskyně tedy do hry </text:span><text:span text:style-name="T239">nemůže</text:span><text:span text:style-name="T235"> dávat pasti jako „padající několikatunový kamenný kvádr“, a</text:span><text:span text:style-name="T240">le ty se stejně tak</text:span><text:span text:style-name="T235"> </text:span><text:span text:style-name="T239">nesmíš</text:span><text:span text:style-name="T235"> pouštět se do nesmyslného rizika </text:span><text:span text:style-name="T241">s tím, že se ti přece nemůže nic stát</text:span><text:span text:style-name="T235">. Mějte prostě na paměti, že postavy o vaší hráčské dohodě nic nevědí a nebezpečí je pro ně skutečné.</text:span><text:line-break/><text:tab/><text:span text:style-name="T242">Pokud jsou protivníci inteligentní, tak je to poměrně jedno</text:span><text:soft-page-break/><text:span text:style-name="T242">duché: Vždycky se mohou rozhodnout postavy zajmout, třeba aby je mohli vyslechnout nebo postavit před soud. Když ale postava spustí past, nebo když jsou protivníci divoké šelmy či nemyslící zombie, může se vám stát, že b</text:span>udete muset <text:span text:style-name="T242">situaci</text:span> trochu přiohnout.</text:p>
      <text:p text:style-name="P122">Příklad:</text:p>
      <text:p text:style-name="P88">Gorondar je vyřazen při boji se smečkou vlků. Nedává smysl, aby ho vlci zajali – chtějí ho roztrhat a sežrat. Pán jeskyně ale může<text:span text:style-name="T243"> například říct, že se mezi sebou začali rvát o právo na kořist, nebo popsat jiné, větší nebezpečí, které </text:span>je<text:span text:style-name="T243"> zažene a dá </text:span>Kaře s Nariou<text:span text:style-name="T243"> možnost </text:span>Gorondara<text:span text:style-name="T243">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43" text:outline-level="2">Hraní bez příběhové imunity</text:h>
      <text:p text:style-name="P32"><text:span text:style-name="T245">Pokud chcete mít ve hře reálné riziko smrti</text:span>, <text:span text:style-name="T245">hrajte bez příběhové imunity. Ani v tomto případě ale o smrti nerozhodují pravidla – postava zemře, pouze když to jednoznačně vyplývá ze situace.</text:span></text:p>
      <text:p text:style-name="P123">Příklady:</text:p>
      <text:list xml:id="list941064397" text:style-name="L4">
        <text:list-item>
          <text:p text:style-name="P150">Rozdrtil <text:span text:style-name="T246">tě</text:span> několikatunový kamenný blok.</text:p>
        </text:list-item>
        <text:list-item>
          <text:p text:style-name="P150">Spadl jsi do lávového jezírka.</text:p>
        </text:list-item>
        <text:list-item>
          <text:p text:style-name="P150">Zřítil ses do <text:span text:style-name="T247">bezedné</text:span> propasti.</text:p>
        </text:list-item>
        <text:list-item>
          <text:p text:style-name="P152">Roztrhala tě smečka vlků.</text:p>
        </text:list-item>
      </text:list>
      <text:p text:style-name="P34"><text:span text:style-name="T82">I když hrajete bez příběhové imunity, j</text:span><text:span text:style-name="T28">e </text:span><text:span text:style-name="T82">vhodné</text:span><text:span text:style-name="T28">, </text:span><text:span text:style-name="T82">aby postavy umíraly</text:span><text:span text:style-name="T28"> co nejméně. </text:span><text:span text:style-name="T82">K</text:span><text:span text:style-name="T28">dyby </text:span><text:span text:style-name="T82">se to totiž stávalo</text:span><text:span text:style-name="T28"> často, přestalo by vám na nich záležet a zmizel by tím pocit reálného nebezpečí, kvůli kterému možnost smrti postav do hry dáváte.</text:span></text:p>
      <text:h text:style-name="P180" text:outline-level="1">Tvoje postava</text:h>
      <text:h text:style-name="P163" text:outline-level="3">Známosti</text:h>
      <text:p text:style-name="P42">/<text:span text:style-name="T261">* Zatím jsem je z tvorby postavy úplně vyhodil. Byly na konci Minulosti. */</text:span></text:p>
      <text:p text:style-name="P42">/<text:span text:style-name="T259">* Známosti plynou z minulosti */</text:span></text:p>
      <text:p text:style-name="P41">TODO</text:p>
      <text:p text:style-name="P140">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6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0">„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44"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1"><text:span text:style-name="T24">P</text:span><text:span text:style-name="T1">říklad:</text:span></text:p>
      <text:p text:style-name="P87">Se <text:span text:style-name="T119">základní</text:span> znalostí <text:span text:style-name="T120">Otevírání zámků</text:span> dokážeš otevřít jen jednoduché <text:span text:style-name="T139">z</text:span>ámky. K otevření <text:span text:style-name="T139">složitého zámku potřebuješ pokročilou dovednost a k otevření</text:span> mistrovského zámku mistrovskou.</text:p>
      <text:p text:style-name="P121"><text:span text:style-name="T140">P</text:span>říklad:</text:p>
      <text:p text:style-name="P87">Se základní znalostí jazyka se lámaně domluvíš. S pokročilou hovoříš plynně. S mistrovskou znalostí jazyka perfektně ovládáš jeho gramatiku, dokážeš skládat eposy a<text:span text:style-name="T141">td</text:span>.</text:p>
      <text:h text:style-name="P164" text:outline-level="3"><text:span text:style-name="T142">Seznam</text:span> <text:span text:style-name="T143">dovedností</text:span></text:h>
      <text:p text:style-name="P8">Následující seznam dovedností je zde uvedený proto, abyste<text:span text:style-name="T14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45">budete například </text:span><text:soft-page-break/>všichni <text:span text:style-name="T145">umět</text:span> otevírat zámky.<text:line-break/><text:tab/>Až si ale budeš vybírat dovednosti, nemusíš <text:span text:style-name="T146">se vracet</text:span> sem – v kapitole <text:span text:style-name="T147">Schopnosti podle povolání</text:span> <text:span text:style-name="T155">&lt;ODKAZ&gt; </text:span><text:span text:style-name="T156">j</text:span><text:span text:style-name="T164">sou u každého povolání vyjmenované znovu</text:span><text:span text:style-name="T163">.</text:span></text:p>
      <table:table table:name="Tabulka1" table:style-name="Tabulka1">
        <table:table-column table:style-name="Tabulka1.A"/>
        <table:table-column table:style-name="Tabulka1.B"/>
        <table:table-row>
          <table:table-cell table:style-name="Tabulka1.A1" office:value-type="string">
            <text:p text:style-name="P84">Dovednost</text:p>
          </table:table-cell>
          <table:table-cell table:style-name="Tabulka1.B1" office:value-type="string">
            <text:p text:style-name="P84"><text:span text:style-name="T189">Základy a</text:span>utomaticky umí:</text:p>
          </table:table-cell>
        </table:table-row>
        <table:table-row>
          <table:table-cell table:style-name="Tabulka1.A2" office:value-type="string">
            <text:p text:style-name="P86">Cizí jazyk (každý je samostatná dovednost)</text:p>
          </table:table-cell>
          <table:table-cell table:style-name="Tabulka1.B2" office:value-type="string">
            <text:p text:style-name="P86"/>
          </table:table-cell>
        </table:table-row>
        <table:table-row>
          <table:table-cell table:style-name="Tabulka1.A2" office:value-type="string">
            <text:p text:style-name="P86">Čtení a psaní</text:p>
          </table:table-cell>
          <table:table-cell table:style-name="Tabulka1.B2" office:value-type="string">
            <text:p text:style-name="P86">alchymista, kouzelník</text:p>
          </table:table-cell>
        </table:table-row>
        <table:table-row>
          <table:table-cell table:style-name="Tabulka1.A2" office:value-type="string">
            <text:p text:style-name="P86">Lov a stopování</text:p>
          </table:table-cell>
          <table:table-cell table:style-name="Tabulka1.B2" office:value-type="string">
            <text:p text:style-name="P86">hraničář</text:p>
          </table:table-cell>
        </table:table-row>
        <table:table-row>
          <table:table-cell table:style-name="Tabulka1.A2" office:value-type="string">
            <text:p text:style-name="P86">Orientace a přežití v divočině</text:p>
          </table:table-cell>
          <table:table-cell table:style-name="Tabulka1.B2" office:value-type="string">
            <text:p text:style-name="P86">hraničář, druid</text:p>
          </table:table-cell>
        </table:table-row>
        <table:table-row>
          <table:table-cell table:style-name="Tabulka1.A2" office:value-type="string">
            <text:p text:style-name="P85">Ostražitost a plížení</text:p>
          </table:table-cell>
          <table:table-cell table:style-name="Tabulka1.B2" office:value-type="string">
            <text:p text:style-name="P85">hraničář, zloděj</text:p>
          </table:table-cell>
        </table:table-row>
        <table:table-row>
          <table:table-cell table:style-name="Tabulka1.A2" office:value-type="string">
            <text:p text:style-name="P86">Ošetřování zranění</text:p>
          </table:table-cell>
          <table:table-cell table:style-name="Tabulka1.B2" office:value-type="string">
            <text:p text:style-name="P86">válečník, hraničář, druid</text:p>
          </table:table-cell>
        </table:table-row>
        <table:table-row>
          <table:table-cell table:style-name="Tabulka1.A2" office:value-type="string">
            <text:p text:style-name="P86">Otevírání zámků</text:p>
          </table:table-cell>
          <table:table-cell table:style-name="Tabulka1.B2" office:value-type="string">
            <text:p text:style-name="P86">zloděj</text:p>
          </table:table-cell>
        </table:table-row>
        <table:table-row>
          <table:table-cell table:style-name="Tabulka1.A2" office:value-type="string">
            <text:p text:style-name="P86">Plavání</text:p>
          </table:table-cell>
          <table:table-cell table:style-name="Tabulka1.B2" office:value-type="string">
            <text:p text:style-name="P86"/>
          </table:table-cell>
        </table:table-row>
        <table:table-row>
          <table:table-cell table:style-name="Tabulka1.A2" office:value-type="string">
            <text:p text:style-name="P86">Přetvářka a převleky</text:p>
          </table:table-cell>
          <table:table-cell table:style-name="Tabulka1.B2" office:value-type="string">
            <text:p text:style-name="P86">zloděj</text:p>
          </table:table-cell>
        </table:table-row>
        <table:table-row>
          <table:table-cell table:style-name="Tabulka1.A2" office:value-type="string">
            <text:p text:style-name="P86">Starý jazyk (každý je samostatná dovednost)</text:p>
          </table:table-cell>
          <table:table-cell table:style-name="Tabulka1.B2" office:value-type="string">
            <text:p text:style-name="P86">alchymista, kouzelník</text:p>
          </table:table-cell>
        </table:table-row>
        <table:table-row>
          <table:table-cell table:style-name="Tabulka1.A2" office:value-type="string">
            <text:p text:style-name="P86"><text:span text:style-name="T163">Š</text:span>plhání</text:p>
          </table:table-cell>
          <table:table-cell table:style-name="Tabulka1.B2" office:value-type="string">
            <text:p text:style-name="P86">zloděj</text:p>
          </table:table-cell>
        </table:table-row>
        <table:table-row>
          <table:table-cell table:style-name="Tabulka1.A2" office:value-type="string">
            <text:p text:style-name="P86"><text:span text:style-name="T163">Výroba a o</text:span><text:span text:style-name="T155">dstra</text:span><text:span text:style-name="T163">ňování</text:span> pastí</text:p>
          </table:table-cell>
          <table:table-cell table:style-name="Tabulka1.B2" office:value-type="string">
            <text:p text:style-name="P86">zloděj</text:p>
          </table:table-cell>
        </table:table-row>
        <table:table-row>
          <table:table-cell table:style-name="Tabulka1.A2" office:value-type="string">
            <text:p text:style-name="P86">Znalost jedů</text:p>
          </table:table-cell>
          <table:table-cell table:style-name="Tabulka1.B2" office:value-type="string">
            <text:p text:style-name="P86">alchymista, zloděj</text:p>
          </table:table-cell>
        </table:table-row>
      </table:table>
      <text:p text:style-name="P9"/>
      <text:h text:style-name="P145" text:outline-level="2"><text:span text:style-name="T3">Jméno </text:span><text:span text:style-name="T22">nebo přezdívka</text:span></text:h>
      <text:p text:style-name="P4">/<text:span text:style-name="T11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3">é</text:span>, přesto je ale důležité, aby ostatní mohli tvé postavě nějak říkat. Pokud tě <text:span text:style-name="T114">nic</text:span> nenapadá, nech si poradit od spoluhráčů.<text:line-break/><text:tab/><text:span text:style-name="T115">Jména obvykle prozrazují, odkud jsi. Proberte společně, jestli </text:span><text:soft-page-break/><text:span text:style-name="T11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62">s</text:span>esílat kouzla, míchat léčivé lektvary, šplhat na příkré stěny, číst texty v dávno zapomenutých jazycích, chovat se jako urozený pán, přestože jím nejsi a podobně.</text:p>
      <text:list xml:id="list1852476867" text:style-name="L5">
        <text:list-item>
          <text:p text:style-name="P205">Jednu schopnost získáš výběrem své rasy – všichni elfové například mají velmi dobrý zrak.</text:p>
        </text:list-item>
      </text:list>
      <text:list xml:id="list1085655616" text:style-name="L6">
        <text:list-item>
          <text:p text:style-name="P206">Další schopnosti, jako třeba sesílání kouzel, získáš díky svému povolání.</text:p>
        </text:list-item>
        <text:list-item>
          <text:p text:style-name="P206"><text:span text:style-name="T263">Ze</text:span> studi<text:span text:style-name="T263">a</text:span> povolání také <text:span text:style-name="T263">plynou související</text:span> znalosti: kouzelník pozná různá kouzla, válečník se vyzná ve zbraních a podobně.</text:p>
        </text:list-item>
        <text:list-item>
          <text:p text:style-name="P206"><text:span text:style-name="T264">Dále se můžeš</text:span> učit <text:span text:style-name="T265">různé</text:span> dovednosti, které se hodí při dobrodružných výpravách: například lovit, stopovat, otevírat zámky pomocí paklíčů a podobně. <text:span text:style-name="T266">Některé</text:span> získáš díky svému povolání, <text:span text:style-name="T267">další si</text:span> budeš moci vybrat.</text:p>
        </text:list-item>
        <text:list-item>
          <text:p text:style-name="P207"><text:span text:style-name="T1">Poslední část schopností máš z doby předtím, než jsi začal studovat své dobrodružné povolání: Pokud jsi například byl </text:span><text:span text:style-name="T84">kovářem</text:span><text:span text:style-name="T1">, tak umíš </text:span><text:span text:style-name="T84">pracovat se železem</text:span><text:span text:style-name="T1">.</text:span></text:p>
        </text:list-item>
      </text:list>
      <text:h text:style-name="P165" text:outline-level="3"><text:soft-page-break/><text:span text:style-name="T281">Výběr s</text:span>chopnosti povolání</text:h>
      <text:p text:style-name="P58">Většinu schopností získáš v rámci studia svého povolání. <text:span text:style-name="T282">Z jakých </text:span><text:span text:style-name="T171">si můžeš vybírat a n</text:span><text:span text:style-name="T172">a kterých úrovních se </text:span><text:span text:style-name="T171">je</text:span><text:span text:style-name="T172"> můžeš učit, zjistíš v </text:span><text:span text:style-name="T173">kapitole</text:span><text:span text:style-name="T172"> </text:span><text:span text:style-name="T174">Schopnosti povolání </text:span><text:span text:style-name="T157">&lt;ODKAZ&gt;</text:span><text:span text:style-name="T158">.</text:span></text:p>
      <text:h text:style-name="P165" text:outline-level="3"><text:bookmark-start text:name="__RefHeading___Toc17048_4210766435"/><text:span text:style-name="T281">Výběr d</text:span>ovednost<text:span text:style-name="T281">í</text:span><text:bookmark-end text:name="__RefHeading___Toc17048_4210766435"/></text:h>
      <text:p text:style-name="P58"><text:span text:style-name="T177">Dovednosti se od schopností liší tím, že se </text:span><text:span text:style-name="T178">se je může naučit kdokoliv</text:span><text:span text:style-name="T283">. Výběrem povolání ale získáš některé z nich automaticky – všichni kouzelníci například umí číst a psát.</text:span><text:span text:style-name="T71"><text:line-break/><text:tab/></text:span><text:span text:style-name="T72">Na první úrovni si můžeš vybrat dvě dovednosti z</text:span><text:span text:style-name="T73">e</text:span><text:span text:style-name="T72"> seznamu </text:span><text:span text:style-name="T73">v kapitole </text:span><text:span text:style-name="T78">Dovednosti</text:span><text:span text:style-name="T73"> </text:span><text:span text:style-name="T68">&lt;</text:span><text:span text:style-name="T74">ODKAZ</text:span><text:span text:style-name="T68">&gt;</text:span><text:span text:style-name="T73"> </text:span><text:span text:style-name="T72"><text:s/>(navíc k těm, které umíš automaticky díky svému povolání). </text:span><text:span text:style-name="T74">V kapitole </text:span><text:span text:style-name="T79">Schopnosti povolání</text:span><text:span text:style-name="T75"> </text:span><text:span text:style-name="T68">&lt;</text:span><text:span text:style-name="T74">ODKAZ</text:span><text:span text:style-name="T68">&gt; </text:span><text:span text:style-name="T74">najdeš, na kterých úrovních se můžeš učit </text:span><text:span text:style-name="T76">další</text:span><text:span text:style-name="T74">.</text:span></text:p>
      <text:p text:style-name="P55"><text:span text:style-name="T74">/</text:span><text:span text:style-name="T77">* </text:span><text:span text:style-name="T74">T</text:span><text:span text:style-name="T70">ODO: Pokud se budou všichni určit dovednosti stejně, tak to sem můžu rovnou vypsat. </text:span><text:span text:style-name="T77">*/</text:span></text:p>
      <text:h text:style-name="P165" text:outline-level="3"><text:span text:style-name="T284">Schopnosti</text:span> podle tvé minulosti</text:h>
      <text:p text:style-name="P56"><text:span text:style-name="T285">Některé věci ses naučil ještě před tím, než jsi začal studovat své povolání</text:span>. <text:span text:style-name="T28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87">konkrétní znalosti či</text:span> dovednosti jsi takto získal. <text:span text:style-name="T288">Když ve hře nastane situace, kde budeš moci něco ze své minulosti využít, hrajte to prostě tak, že se v těchto věcech vyznáš. Neplatí to ale pro schopnosti povolání a dovednosti uvedené v kapitole </text:span><text:span text:style-name="T150">Dovednosti</text:span><text:span text:style-name="T288"> </text:span><text:span text:style-name="T159">&lt;TODO&gt;</text:span><text:span text:style-name="T288"> – ty si musíš vždy pořídit podle pravidel, přestože vyplývají z tvé minulosti.</text:span></text:p>
      <text:p text:style-name="P126"><text:soft-page-break/>Příklad:</text:p>
      <text:p text:style-name="P98">Když chceš být námořník a umět plavat, tak si <text:span text:style-name="T289">kromě námořnické minulosti</text:span> musíš vzít dovednost <text:span text:style-name="T120">plavání</text:span> jako jednu z těch, které máš na výběr na první úrovni.</text:p>
      <text:p text:style-name="P57">Jak jsme si řekli v kapitole <text:span text:style-name="T147">Minulost</text:span> <text:span text:style-name="T155">&lt;ODKAZ&gt;, </text:span><text:span text:style-name="T163">svou historii nemusíš promýšlet hned celou, místo toho ji můžeš postupně dotvářet v průběhu hry. Při tom samozřejmě získáš také znalosti a dovednosti, které z nové, doplněné minulosti plynou.<text:line-break/><text:tab/></text:span><text:span text:style-name="T179">Kolik toho</text:span><text:span text:style-name="T180"> můžeš díky své minulosti umět, není pevně omezeno – snažte se ale dodržet, aby všechny hráčské postavy měly podobně široké možnosti.</text:span></text:p>
      <text:h text:style-name="P165" text:outline-level="3">Jazyky</text:h>
      <text:p text:style-name="P54"><text:span text:style-name="T1">Všechny postavy se domluví obecnou řečí – </text:span><text:span text:style-name="T85">n</text:span><text:span text:style-name="T1">emusíte tedy nutně vymýšlet, jaké jazyky ve vašem světě existují. Pokud se do toho </text:span><text:span text:style-name="T86">přece jen</text:span><text:span text:style-name="T1"> pustíte, tak se domluvte, který z nich je nejrozšířenější – to bude vaše obecná řeč.<text:line-break/><text:tab/></text:span><text:span text:style-name="T8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81" text:outline-level="1"><text:span text:style-name="T30">D</text:span><text:span text:style-name="T1">ovednosti</text:span></text:h>
      <text:p text:style-name="P59"><text:span text:style-name="T290">Znalost dovednosti neznamená, že něco umíš líp a máš tedy větší šanci na úspěch</text:span>. <text:span text:style-name="T290">Umožňuje ti dělat věci, které bys bez ní dělat nemohl.</text:span></text:p>
      <text:p text:style-name="P127">Příklad:</text:p>
      <text:p text:style-name="P99"><text:span text:style-name="T80">Když neumíš plavat, tak se v hluboké vodě utopíš. Když </text:span><text:span text:style-name="T81">to</text:span><text:span text:style-name="T80"> umíš, tak ji přeplaveš.</text:span></text:p>
      <text:h text:style-name="P182" text:outline-level="1"><text:span text:style-name="T30">H</text:span><text:span text:style-name="T23">raní </text:span><text:span text:style-name="T31">D</text:span><text:span text:style-name="T23">račáku</text:span></text:h>
      <text:h text:style-name="P146"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47" text:outline-level="2">Hraní s příběhovou imunitou</text:h>
      <text:p text:style-name="P33"><text:span text:style-name="T24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49">Třeba když jsi z nějakých závažných důvodů </text:span><text:soft-page-break/><text:span text:style-name="T249">vědomě dal svůj život v sázku, když se chceš</text:span> obět<text:span text:style-name="T249">ovat</text:span> za ostatní a podobně.<text:line-break/><text:tab/><text:span text:style-name="T249">Při hře s příběhovou imunitou</text:span> je <text:span text:style-name="T250">na vás a na</text:span> Pán<text:span text:style-name="T250">ovi</text:span> jeskyně, aby se vaše postavy nikdy nedostaly do situace, kdy by jejich přežití nedávalo smysl. Pán jeskyně tedy do hry <text:span text:style-name="T251">nemůže</text:span> dávat pasti jako „padající několikatunový kamenný kvádr“, a<text:span text:style-name="T252">le ty se stejně tak</text:span> <text:span text:style-name="T251">nesmíš</text:span> pouštět se do nesmyslného rizika <text:span text:style-name="T253">s tím, že se ti přece nemůže nic stát</text:span>. Mějte prostě na paměti, že postavy o vaší hráčské dohodě nic nevědí a nebezpečí je pro ně skutečné.<text:line-break/><text:tab/><text:span text:style-name="T24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42">situaci</text:span> trochu přiohnout.</text:p>
      <text:p text:style-name="P124">Příklad:</text:p>
      <text:p text:style-name="P89">Gorondar je vyřazen při boji se smečkou vlků. Nedává smysl, aby ho vlci zajali – chtějí ho roztrhat a sežrat. Pán jeskyně ale může<text:span text:style-name="T243"> například říct, že se mezi sebou začali rvát o právo na kořist, nebo popsat jiné, větší nebezpečí, které </text:span>je<text:span text:style-name="T243"> zažene a dá </text:span>Kaře s Nariou<text:span text:style-name="T243"> možnost </text:span>Gorondara<text:span text:style-name="T243">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47" text:outline-level="2"><text:bookmark-start text:name="__RefHeading___Toc12820_4230435934"/>Hraní bez příběhové imunity<text:bookmark-end text:name="__RefHeading___Toc12820_4230435934"/></text:h>
      <text:p text:style-name="P33"><text:span text:style-name="T245">Pokud chcete mít ve hře reálné riziko smrti</text:span>, <text:span text:style-name="T245">hrajte bez příběhové imunity. Ani v tomto případě ale o smrti nerozhodují pravidla – postava zemře, pouze když to jednoznačně vyplývá ze situace.</text:span></text:p>
      <text:p text:style-name="P124">Příklady:</text:p>
      <text:list xml:id="list174057425882585" text:continue-list="list941064397" text:style-name="L4">
        <text:list-item>
          <text:p text:style-name="P151">Rozdrtil <text:span text:style-name="T246">tě</text:span> několikatunový kamenný blok.</text:p>
        </text:list-item>
        <text:list-item>
          <text:p text:style-name="P151"><text:soft-page-break/>Spadl jsi do lávového jezírka.</text:p>
        </text:list-item>
        <text:list-item>
          <text:p text:style-name="P151">Zřítil ses do <text:span text:style-name="T247">bezedné</text:span> propasti.</text:p>
        </text:list-item>
        <text:list-item>
          <text:p text:style-name="P153">Roztrhala tě smečka vlků.</text:p>
        </text:list-item>
      </text:list>
      <text:p text:style-name="P35"><text:span text:style-name="T244">I když hrajete bez příběhové imunity, j</text:span>e <text:span text:style-name="T244">vhodné</text:span>, <text:span text:style-name="T244">aby postavy umíraly</text:span> co nejméně. <text:span text:style-name="T244">K</text:span>dyby <text:span text:style-name="T244">se to totiž stávalo</text:span> často, přestalo by vám na nich záležet a zmizel by tím pocit reálného nebezpečí, kvůli kterému možnost smrti postav do hry dáváte.</text:p>
      <text:h text:style-name="P166" text:outline-level="3"><text:span text:style-name="T254">Když zemře</text:span> hráčská postava</text:h>
      <text:p text:style-name="P37">Když se rozhodnete hrát bez příběhové imunity, není od věci se rovnou domluvit, jak budete řešit, když někomu <text:span text:style-name="T255">ze</text:span>mře postava:</text:p>
      <text:list xml:id="list290654071" text:style-name="L7">
        <text:list-item>
          <text:p text:style-name="P208">Každý hráč si může například hned na začátku vytvořit víc postav a rovnou je zapojit do společné minulosti. Když mu pak postava <text:span text:style-name="T255">zemře</text:span>, nová snáze zapadne do rozehraného příběhu.</text:p>
        </text:list-item>
        <text:list-item>
          <text:p text:style-name="P208">Dobře také <text:span text:style-name="T256">funguje</text:span>, když hráč převezme nějakou nehráčskou postavu. Opět to má výhodu v tom, že <text:span text:style-name="T257">je</text:span> rovnou zapojený do děje.</text:p>
        </text:list-item>
      </text:list>
      <text:p text:style-name="P38">Pokud se nedohodnete jinak, <text:span text:style-name="T258">nová postava</text:span> bude na stejné úrovni jako ta <text:span text:style-name="T258">předchozí</text:span>.</text:p>
      <text:list xml:id="list1445461297" text:style-name="L8">
        <text:list-item>
          <text:p text:style-name="P209"><text:span text:style-name="T29">V zásadě sice můžete mít v jedné družině postavy na různých úrovních, </text:span><text:span text:style-name="T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48" text:outline-level="2"><text:soft-page-break/>Použití dovedností</text:h>
      <text:p text:style-name="P45">Když chceš použít nějakou dovednost, společně proberte, jestli to dává smysl. <text:span text:style-name="T268">Pán jeskyně pak na základě jejího popisu v kapitole </text:span><text:span text:style-name="T147">Tvoje postava</text:span> <text:span text:style-name="T155">&lt;ODKAZ&gt;</text:span><text:span text:style-name="T268"> určí,</text:span> jak to dopadne.</text:p>
      <text:p text:style-name="P125">Příklad:</text:p>
      <text:p text:style-name="P97"><text:span text:style-name="T147">Jana:</text:span> „Říkal jsi, že je nad vstupem do chodby nějaký nápis v neznámém jazyce. Není to náhodou staro<text:span text:style-name="T269">trpaslič</text:span>tina? <text:span text:style-name="T269">Tu totiž umím.</text:span>“</text:p>
      <text:p text:style-name="P97"><text:span text:style-name="T147">Pán jeskyně:</text:span> „<text:span text:style-name="T269">Je to starotrpasličtina. Píše se tam: ‚Chodba je nestabilní, hrozí nebezpečí zřícení!‘“.</text:span></text:p>
      <text:p text:style-name="P53"><text:span text:style-name="T270">Jak je vidět z tohoto příkladu, při použití dovedností se nehází. Pán jeskyně výsledek odvodil čistě z toho, že u</text:span><text:span text:style-name="T165"> </text:span><text:span text:style-name="T166">základního stupně</text:span><text:span text:style-name="T165"> </text:span><text:span text:style-name="T167">starého jazyka</text:span><text:span text:style-name="T165"> je </text:span><text:span text:style-name="T169">na</text:span><text:span text:style-name="T170">psáno</text:span><text:span text:style-name="T165">:</text:span><text:span text:style-name="T270"> </text:span><text:span text:style-name="T126">Pochopíš smysl sdělení</text:span><text:span text:style-name="T127">. </text:span><text:span text:style-name="T271">Nedal tedy Janě přesný překlad staroelfského textu, na to by potřebovala pokročilý stupeň, ale řekl jí, co z něj pochopila.</text:span></text:p>
      <text:h text:style-name="P167" text:outline-level="3">Obtížnost <text:span text:style-name="T272">při</text:span> použití dovednosti</text:h>
      <text:p text:style-name="P46">Některé dovednosti neříkají, jak dobrý výsledek dostaneš, ale jak obtížnou překážku dokážeš překonat. <text:span text:style-name="T273">Jak už bylo řečeno, dovednosti mají tři stupně: Základní, pokročilý a mistrovský. Tomu odpovídají tři stupně obtížnosti překážek.</text:span></text:p>
      <text:p text:style-name="P125">Příklad:</text:p>
      <text:p text:style-name="P97"><text:span text:style-name="T273">Když nemáš vůbec dovednost </text:span><text:span text:style-name="T128">šplhání</text:span><text:span text:style-name="T273">, dokážeš vylézt na žebřík nebo na strom, který má větve už od země. S pokročilým </text:span><text:span text:style-name="T128">šplháním</text:span><text:span text:style-name="T273"> vylezeš po holém kmeni. S mistrovským </text:span><text:span text:style-name="T128">šplháním</text:span><text:span text:style-name="T273"> zdoláš i převislou skálu.</text:span></text:p>
      <text:p text:style-name="P48">Obtížnost překážek určuje Pán jeskyně <text:span text:style-name="T274">s ohledem na to, co je napsáno v popisu dovedností v kapitole </text:span><text:span text:style-name="T148">Tvoje postava</text:span>, může se vás ale zeptat na názor.</text:p>
      <text:p text:style-name="P125"><text:soft-page-break/>Příklad:</text:p>
      <text:p text:style-name="P90"><text:span text:style-name="T147">Katka:</text:span><text:span text:style-name="T219"> „Chtěl</text:span><text:span text:style-name="T220">a</text:span><text:span text:style-name="T219"> bych vyšplhat do okna ve druhém patře domu, zvládnu to?“</text:span></text:p>
      <text:p text:style-name="P93"><text:span text:style-name="T149">Pán jeskyně:</text:span><text:span text:style-name="T275"> „Stěna je omítnutá a kromě oken vysoko nahoře prakticky holá. Jak těžký to podle vás bude?“</text:span></text:p>
      <text:p text:style-name="P90"><text:span text:style-name="T147">Jana:</text:span><text:span text:style-name="T219"> „To zní jako výzva pro mistra.“</text:span></text:p>
      <text:p text:style-name="P93"><text:span text:style-name="T227">Pán jeskyně:</text:span><text:span text:style-name="T221"> „</text:span><text:span text:style-name="T222">Taky si myslím. V tom případě to, Katko, nezvládneš. Musela by sis to nějak usnadnit.“</text:span></text:p>
      <text:h text:style-name="P167" text:outline-level="3">Obtížnost<text:span text:style-name="T276"> můžeš snížit</text:span></text:h>
      <text:p text:style-name="P53"><text:span text:style-name="T210">Když je překážka nad tvoje síly, můžeš si nějak pomoci: použít nějakou schopnost, něco </text:span><text:span text:style-name="T211">z okolí či</text:span><text:span text:style-name="T210"> ze své výbav</text:span><text:span text:style-name="T212">y</text:span><text:span text:style-name="T210"> a podobně</text:span><text:span text:style-name="T213">. </text:span><text:span text:style-name="T214">Překážka pak bude méně obtížná, takže ji budeš moci překonat i s nižším stupněm dovednosti.</text:span></text:p>
      <text:p text:style-name="P125">Příklad:</text:p>
      <text:p text:style-name="P90"><text:span text:style-name="T147">Katka:</text:span><text:span text:style-name="T219"> „</text:span><text:span text:style-name="T220">Vedle ve dvoře byl žebřík. </text:span><text:span text:style-name="T223">Je</text:span><text:span text:style-name="T220"> sice moc krátký, ale když m</text:span><text:span text:style-name="T224">ě</text:span><text:span text:style-name="T220"> někdo po</text:span><text:span text:style-name="T224">drží</text:span><text:span text:style-name="T220">, dosáhnu z něj na parapet.“</text:span></text:p>
      <text:p text:style-name="P93"><text:span text:style-name="T227">Pán je</text:span><text:span text:style-name="T228">skyně:</text:span><text:span text:style-name="T220"> „To by šlo. V tom případě ti stačí základy šplhání.“</text:span></text:p>
      <text:p text:style-name="P90"><text:span text:style-name="T228">Katka:</text:span><text:span text:style-name="T220"> „</text:span><text:span text:style-name="T225">Prima. Tak to tak uděláme.“ „</text:span><text:span text:style-name="T135">Karo, podržíš mě?</text:span><text:span text:style-name="T225">“</text:span></text:p>
      <text:p text:style-name="P90"><text:span text:style-name="T229">Jana</text:span><text:span text:style-name="T228">:</text:span><text:span text:style-name="T220"> </text:span><text:span text:style-name="T136">„</text:span><text:span text:style-name="T135">Jasně.“</text:span></text:p>
      <text:p text:style-name="P50"><text:span text:style-name="T277">Každou</text:span> překážku je možné překonat, když vymyslíš, jak na to. To je vlastně důsledek tohoto pravidla – když snížíš obtížnost natolik, aby byla překážka triviální, překonáš i ji bez dovednosti.</text:p>
      <text:p text:style-name="P125">Příklad:</text:p>
      <text:p text:style-name="P96"><text:span text:style-name="T220">K</text:span><text:span text:style-name="T219">dyby žebřík z předchozího příkladu dosáhl až do horního okna, mohl by po něm vylézt </text:span><text:span text:style-name="T226">i někdo, kdo šplhat neumí</text:span><text:span text:style-name="T219">.<text:line-break/><text:tab/></text:span><text:span text:style-name="T226">Obdobně když nejdřív Naria vyleze po krátkém žebříku a pak se vykloní ven z okna a pomůže ostatním, dostanou se všichni nahoru, přestože jen Naria umí šplhat.</text:span></text:p>
      <text:h text:style-name="P167" text:outline-level="3"><text:soft-page-break/>Výhody a nevýhody při použití dovedností</text:h>
      <text:p text:style-name="P52"><text:span text:style-name="T278">Když používáš dovednost proti někomu jinému, tak je obtížnost rovna jeho stupni dovednosti. Tuto obtížnost můžeš snížit</text:span>, když se ti podaří <text:span text:style-name="T279">proti němu</text:span> získat nějakou výhodu. <text:span text:style-name="T280">Když bude mít naopak výhodu on, tak se ti obtížnost zvýší.</text:span></text:p>
      <text:p text:style-name="P125">Příklad:</text:p>
      <text:p text:style-name="P97">Když máš <text:span text:style-name="T120">mistrovský stupeň</text:span> ostražitosti a plížení, tak tě za normálních okolností někdo jiný s mistrovským stupněm této dovednosti odhalí. Když ale na sebe necháš seslat kouzlo <text:span text:style-name="T120">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68" text:outline-level="3">Obtížnost <text:span text:style-name="T291">překážek</text:span></text:h>
      <text:p text:style-name="P60">/* TODO: Stupně dovedností jsou zrušené, takže už nedává smysl mluvit o <text:span text:style-name="T147">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73">Jak už bylo řečeno, dovednosti mají tři stupně: Základní, pokročilý a mistrovský. Tomu odpovídají tři stupně obtížnosti překážek.</text:span></text:p>
      <text:p text:style-name="P128">Příklad:</text:p>
      <text:p text:style-name="P105"><text:span text:style-name="T273">Když nemáš vůbec dovednost </text:span><text:span text:style-name="T128">šplhání</text:span><text:span text:style-name="T273">, dokážeš vylézt na žebřík nebo na strom, který má větve už od země. S pokročilým </text:span><text:span text:style-name="T128">šplháním</text:span><text:span text:style-name="T273"> vylezeš po holém kmeni. S mistrovským </text:span><text:span text:style-name="T128">šplháním</text:span><text:span text:style-name="T273"> zdoláš i převislou skálu.</text:span></text:p>
      <text:p text:style-name="P49"><text:soft-page-break/>Obtížnost překážek určuje Pán jeskyně <text:span text:style-name="T274">s ohledem na to, co je napsáno v popisu dovedností v kapitole </text:span><text:span text:style-name="T148">Tvoje postava</text:span>, může se vás ale zeptat na názor.</text:p>
      <text:p text:style-name="P128">Příklad:</text:p>
      <text:p text:style-name="P91"><text:span text:style-name="T147">Katka:</text:span><text:span text:style-name="T219"> „Chtěl</text:span><text:span text:style-name="T220">a</text:span><text:span text:style-name="T219"> bych vyšplhat do okna ve druhém patře domu, zvládnu to?“</text:span></text:p>
      <text:p text:style-name="P94"><text:span text:style-name="T149">Pán jeskyně:</text:span><text:span text:style-name="T275"> „Stěna je omítnutá a kromě oken vysoko nahoře prakticky holá. Jak těžký to podle vás bude?“</text:span></text:p>
      <text:p text:style-name="P91"><text:span text:style-name="T147">Jana:</text:span><text:span text:style-name="T219"> „To zní jako výzva pro mistra.“</text:span></text:p>
      <text:p text:style-name="P100"><text:span text:style-name="T227">Pán jeskyně:</text:span><text:span text:style-name="T221"> „</text:span><text:span text:style-name="T222">Taky si myslím. V tom případě to, Katko, nezvládneš. Musela by sis to nějak usnadnit.“</text:span></text:p>
      <text:h text:style-name="P155" text:outline-level="4">Kvalita nástrojů</text:h>
      <text:p text:style-name="P61">- na otevření složitého zámku potřebuješ pořádné paklíče</text:p>
      <text:p text:style-name="P61">/* to už je možná spíš do Hraní dračáku? */</text:p>
      <text:p text:style-name="P61"><text:span text:style-name="T292">/* a asi to taky můžu dát spíš k překonávání překážek a nezakládat vůbec kapitolu </text:span><text:span text:style-name="T151">Použití dovedností</text:span><text:span text:style-name="T293"> */</text:span></text:p>
      <text:p text:style-name="P12">/<text:span text:style-name="T294">* V popisu otevírání zámků kvalitu paklíčů vs zámku zmiňuju. */</text:span></text:p>
      <text:h text:style-name="P155" text:outline-level="4">Obtížnost<text:span text:style-name="T276"> můžeš snížit</text:span></text:h>
      <text:p text:style-name="P61"><text:span text:style-name="T210">/</text:span><text:span text:style-name="T215">* TODO: P</text:span><text:span text:style-name="T181">řepsat – už nejsou stupně dovedností */</text:span></text:p>
      <text:p text:style-name="P61"><text:span text:style-name="T210">Když je překážka nad tvoje síly, můžeš si nějak pomoci: použít nějakou schopnost, něco </text:span><text:span text:style-name="T211">z okolí či</text:span><text:span text:style-name="T210"> ze své výbav</text:span><text:span text:style-name="T212">y</text:span><text:span text:style-name="T210"> a podobně</text:span><text:span text:style-name="T213">. </text:span><text:span text:style-name="T214">Překážka pak bude méně obtížná, takže ji budeš moci překonat i s nižším stupněm dovednosti.</text:span></text:p>
      <text:p text:style-name="P129">Příklad:</text:p>
      <text:p text:style-name="P92"><text:span text:style-name="T147">Katka:</text:span><text:span text:style-name="T219"> „</text:span><text:span text:style-name="T220">Vedle ve dvoře byl žebřík. </text:span><text:span text:style-name="T223">Je</text:span><text:span text:style-name="T220"> sice moc krátký, ale když m</text:span><text:span text:style-name="T224">ě</text:span><text:span text:style-name="T220"> někdo po</text:span><text:span text:style-name="T224">drží</text:span><text:span text:style-name="T220">, dosáhnu z něj na parapet.“</text:span></text:p>
      <text:p text:style-name="P95"><text:soft-page-break/><text:span text:style-name="T227">Pán je</text:span><text:span text:style-name="T228">skyně:</text:span><text:span text:style-name="T220"> „To by šlo. V tom případě ti stačí základy šplhání.“</text:span></text:p>
      <text:p text:style-name="P92"><text:span text:style-name="T228">Katka:</text:span><text:span text:style-name="T220"> „</text:span><text:span text:style-name="T225">Prima. Tak to tak uděláme.“ „</text:span><text:span text:style-name="T135">Karo, podržíš mě?</text:span><text:span text:style-name="T225">“</text:span></text:p>
      <text:p text:style-name="P92"><text:span text:style-name="T229">Jana</text:span><text:span text:style-name="T228">:</text:span><text:span text:style-name="T220"> </text:span><text:span text:style-name="T136">„</text:span><text:span text:style-name="T135">Jasně.“</text:span></text:p>
      <text:p text:style-name="P51"><text:span text:style-name="T277">Každou</text:span> překážku je možné překonat, když vymyslíš, jak na to. To je vlastně důsledek tohoto pravidla – když snížíš obtížnost natolik, aby byla překážka triviální, překonáš i ji bez dovednosti.</text:p>
      <text:p text:style-name="P129">Příklad:</text:p>
      <text:p text:style-name="P101"><text:span text:style-name="T160">K</text:span><text:span text:style-name="T161">dyby žebřík z předchozího příkladu dosáhl až do horního okna, mohl by po něm vylézt </text:span><text:span text:style-name="T162">i někdo, kdo šplhat neumí</text:span><text:span text:style-name="T161">.<text:line-break/><text:tab/></text:span><text:span text:style-name="T162">Obdobně když nejdřív Naria vyleze po krátkém žebříku a pak se vykloní ven z okna a pomůže ostatním, dostanou se všichni nahoru, přestože jen Naria umí šplhat.</text:span></text:p>
      <text:h text:style-name="P183" text:outline-level="1"><text:span text:style-name="T29">H</text:span><text:span text:style-name="T1">erní postupy</text:span></text:h>
      <text:h text:style-name="Heading_20_2" text:outline-level="2"><text:span text:style-name="T88">B</text:span><text:span text:style-name="T1">oj</text:span></text:h>
      <text:h text:style-name="P169" text:outline-level="3">Vynucení stylu boje</text:h>
      <text:p text:style-name="P67">/<text:span text:style-name="T306">* Nově: </text:span><text:span text:style-name="T152">Vynucení stylu boje nemůže existovat, protože by to obcházelo pravidlo, že s těžkou zbraní se počítá vždycky Finesa, což by rozbilo rovnováhu zbraní.</text:span><text:span text:style-name="T306">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4">Příklad:</text:p>
      <text:p text:style-name="P111"><text:span text:style-name="T302">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4">Příklad:</text:p>
      <text:p text:style-name="P110">Když by Naria měla místo dýky dlouhé kopí a bojovala se zlobrem na volném prostranství, mohla by si od něj držet odstup a ohrožovat ho rychlými body. <text:span text:style-name="T303">Proti tomu</text:span> Síla zlobrovi moc nepomůže a bude si <text:span text:style-name="T304">tedy</text:span> muset házet Finesou.<text:line-break/><text:tab/>Když se ale zlobrovi podaří Nariu chytit <text:span text:style-name="T305">za krk a začne ji škrtit</text:span>, tanečkům a uskakování bude konec. Z jeho ocelového sevření se <text:span text:style-name="T305">jen tak nevykroutí, takže si ona naopak bude muset házet Silou.</text:span></text:p>
      <text:p text:style-name="P66"><text:soft-page-break/>Boj Finesou můžeš soupeři vnutit, například když:</text:p>
      <text:list xml:id="list348482067" text:style-name="L9">
        <text:list-item>
          <text:p text:style-name="P210">Máš delší zbraň a dost prostoru.</text:p>
        </text:list-item>
        <text:list-item>
          <text:p text:style-name="P210">Bojuješ v hodně členitém terénu, kde můžeš za něco uskakovat, například v hustém lese.</text:p>
        </text:list-item>
      </text:list>
      <text:p text:style-name="P66">Boj Silou můžeš soupeři vnutit například tím, že:</text:p>
      <text:list xml:id="list1510291372" text:style-name="L10">
        <text:list-item>
          <text:p text:style-name="P211">Srazíš ho na zem, chytíš ho, zakousneš se do něj nebo ho jinak dostaneš do zápasu.</text:p>
        </text:list-item>
      </text:list>
      <text:h text:style-name="P170" text:outline-level="3">Útok ze zálohy</text:h>
      <text:p text:style-name="P15">/<text:span text:style-name="T301">* Varianta jako útok na nehybného protivníka */</text:span></text:p>
      <text:p text:style-name="P62">O nehybného obránce se jedná <text:span text:style-name="T295">také</text:span> v případě, že o útočníkovi nevěděl a zrovna dělal něco, při čem se prakticky nehýbal, třeba stál na hlídce, ležel, nebo pomalu šel a s někým se bavil.</text:p>
      <text:p text:style-name="P130">Příklad:</text:p>
      <text:p text:style-name="P106">Postavy chtějí zlikvidovat skřetí hlídku, aniž by zavolala na poplach.</text:p>
      <text:p text:style-name="P108"><text:span text:style-name="T147">Katka:</text:span> <text:span text:style-name="T120">„Můžu se k němu připlížit a zkusit ho zastřelit ze zálohy. Stojí na hlídce, takže je výborný cíl, ale i tak si nejsem jistá, že jedna rána bude stačit.“</text:span></text:p>
      <text:p text:style-name="P108"><text:span text:style-name="T147">Pavel:</text:span><text:span text:style-name="T120"> „Já mám kuši, takže můžu střílet taky, ale neumím se plížit.“</text:span></text:p>
      <text:p text:style-name="P108"><text:span text:style-name="T147">Jana:</text:span> <text:span text:style-name="T120">„Já vám s tím moc nepomůžu. </text:span><text:span text:style-name="T129">P</text:span><text:span text:style-name="T120">ři kouzlení musím vyslovit zaklínací formuli, takže nikoho nepřekvapím. Můžu ale předem seslat </text:span>neviditelnost<text:span text:style-name="T120"> na Gorondara.“</text:span></text:p>
      <text:p text:style-name="P108"><text:span text:style-name="T147">Pavel:</text:span><text:span text:style-name="T120"> „To by šlo. Ve dvou ho snad dáme. Nario, ty vystřel první. Já nebudu vidět, takže by sis nemusela včas všimnout, že už jsem vystřelil.“</text:span></text:p>
      <text:p text:style-name="P108"><text:span text:style-name="T147">Katka:</text:span><text:span text:style-name="T120"> „Dobře.“</text:span></text:p>
      <text:p text:style-name="P108"><text:span text:style-name="T147">Pán jeskyně:</text:span> „<text:span text:style-name="T296">P</text:span>řiplížili <text:span text:style-name="T296">jste se</text:span> ke skřetovi tak, abyste na něj mohli střílet. Nevšimnul si vás. Oba si zamíříte, předpokládám?“</text:p>
      <text:p text:style-name="P108"><text:soft-page-break/><text:span text:style-name="T147">Pavel:</text:span> „Samozřejmě.“</text:p>
      <text:p text:style-name="P108"><text:span text:style-name="T207">Pán jeskyně si teď bude za skřeta dvakrát házet </text:span><text:span text:style-name="T120">na obranu</text:span><text:span text:style-name="T207">. Jednou proti Katce, podruhé proti Pavlovi. V obou případech hází </text:span><text:span text:style-name="T216">0 +</text:span><text:span text:style-name="T207"> k6, protože jde o útoky ze zálohy. </text:span><text:span text:style-name="T217">Jak Pavel, tak Katka mají výhodu za zamíření a za překvapení, takže si ke svým hodům </text:span><text:span text:style-name="T129">na úspěch</text:span><text:span text:style-name="T217"> přičítají +2.</text:span></text:p>
      <text:p text:style-name="P63">/* TODO: Vyřešit, zda počítat jak +1 za překvapení, tak +1 za neviditelnost<text:span text:style-name="T297">. */</text:span></text:p>
      <text:p text:style-name="P64"><text:span text:style-name="T296">O útok ze zálohy se nejedná, </text:span>když protivník běží, bojuje, nebo nějak jinak svým pohybem ztěžuje útočníkovi zásah.</text:p>
      <text:p text:style-name="P130">Příklad:</text:p>
      <text:p text:style-name="P10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71" text:outline-level="3">Útok ze zálohy</text:h>
      <text:p text:style-name="P15">/<text:span text:style-name="T301">* Varianta čistě s bonusama za výhody */</text:span></text:p>
      <text:p text:style-name="P132">Pro útok ze zálohy není potřeba další pravidlo. Ukážeme si ale, jaké výhody a nevýhody si při tom kdo počítá.</text:p>
      <text:p text:style-name="P131">Příklad:</text:p>
      <text:p text:style-name="P107">Postavy chtějí zlikvidovat skřetí hlídku, aniž by zavolala na poplach.</text:p>
      <text:p text:style-name="P109"><text:span text:style-name="T147">Katka:</text:span> <text:span text:style-name="T120">„Můžu se k němu připlížit a zkusit ho zastřelit ze zálohy. </text:span><text:span text:style-name="T131">N</text:span><text:span text:style-name="T120">ejsem </text:span><text:span text:style-name="T131">si ale </text:span><text:span text:style-name="T120">jistá, že jedna rána bude stačit.“</text:span></text:p>
      <text:p text:style-name="P109"><text:span text:style-name="T147">Pavel:</text:span><text:span text:style-name="T120"> „Já mám kuši, takže můžu střílet taky, ale neumím se plížit.“</text:span></text:p>
      <text:p text:style-name="P109"><text:span text:style-name="T147">Jana:</text:span> <text:span text:style-name="T120">„Já vám s tím moc nepomůžu. </text:span><text:span text:style-name="T129">P</text:span><text:span text:style-name="T120">ři kouzlení musím vyslovit zaklínací formuli, takže nikoho nepřekvapím. Můžu ale předem seslat </text:span>neviditelnost<text:span text:style-name="T120"> na Gorondara.“</text:span></text:p>
      <text:p text:style-name="P109"><text:soft-page-break/><text:span text:style-name="T147">Pavel:</text:span><text:span text:style-name="T120"> „To by šlo. Ve dvou ho snad dáme. Nario, </text:span><text:span text:style-name="T132">střílej</text:span><text:span text:style-name="T120"> první. Já nebudu vidět, takže by sis nemusela včas všimnout, že už jsem vystřelil.“</text:span></text:p>
      <text:p text:style-name="P109"><text:span text:style-name="T147">Katka:</text:span><text:span text:style-name="T120"> „Dobře.“</text:span></text:p>
      <text:p text:style-name="P109"><text:span text:style-name="T147">Pán jeskyně:</text:span> „<text:span text:style-name="T299">Bez problémů jste se ke skřetovi p</text:span>řiplížili <text:span text:style-name="T299">až na krátkou vzdálenost</text:span>. Oba si zamíříte, předpokládám?“</text:p>
      <text:p text:style-name="P109"><text:span text:style-name="T147">Pavel:</text:span> „Samozřejmě.“</text:p>
      <text:p text:style-name="P109"><text:span text:style-name="T217">Jak Pavel, tak Katka mají výhodu za míření a za překvapení. </text:span><text:span text:style-name="T218">Oba také mají výhodu za to, že je skřet nevidí: Gorondar díky tomu, že je neviditelný, Naria za to, že se do střelecké pozice připlížila a skřet o ní neví. Oba si tedy ke</text:span><text:span text:style-name="T217"> svým hodům </text:span><text:span text:style-name="T129">na úspěch</text:span><text:span text:style-name="T217"> přičítají +</text:span><text:span text:style-name="T218">3</text:span><text:span text:style-name="T217">. </text:span><text:span text:style-name="T218">Pán jeskyně bude za skřeta proti každému z nich házet </text:span><text:span text:style-name="T132">na obranu</text:span><text:span text:style-name="T218"> Finesou.</text:span></text:p>
      <text:p text:style-name="P65">V dalším příkladě se podíváme, jak by to vypadalo, kdyby skřet <text:span text:style-name="T300">nějakým zázrakem </text:span>první kolo přežil <text:span text:style-name="T298">a nedostal při tom vážné zranění ani jinou nevýhodu</text:span>.</text:p>
      <text:p text:style-name="P131">Příklad:</text:p>
      <text:p text:style-name="P10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98">Skřet si ovšem bude počítat výhodu za plnou obranu – nikoho neohrožuje a soustředí se na to, aby nebyl zasažen</text:span>. <text:span text:style-name="T29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0">plnou obranu</text:span><text:span text:style-name="T298"> a -1 za to, že skřet zabíhá dovnitř).</text:span></text:p>
      <text:h text:style-name="P156" text:outline-level="5"><text:span text:style-name="T308">P</text:span><text:span text:style-name="T307">ronásledování</text:span></text:h>
      <text:p text:style-name="P69"><text:span text:style-name="T307">/</text:span><text:span text:style-name="T309">* TODO: Tohle zrušit a dát odkaz na kapitolu Pronásledování */</text:span></text:p>
      <text:p text:style-name="P69"><text:soft-page-break/><text:span text:style-name="T307">Když je jedna strana výrazně rychlejší, třeba když na koni pronásleduješ běžícího, a on se ti nemá kde ztratit, výsledek je zřejmý a jde jen o to, kdy ho dojedeš.<text:line-break/><text:tab/>Když jste oba srovnatelně rychlí, tak </text:span><text:span text:style-name="T310"><text:s/>popisujte, co děláte, stejně jako v boji. Pokud </text:span><text:span text:style-name="T307">výsledek vyplyne</text:span><text:span text:style-name="T310"> z prostředí a situace, nemusíte házet. V opačném případě záleží na tom, o co se bude prchající snažit:</text:span></text:p>
      <text:list xml:id="list1125705121" text:style-name="L11">
        <text:list-item>
          <text:p text:style-name="P212"><text:span text:style-name="T310">Pokud se ti snaží z</text:span><text:span text:style-name="T307">trat</text:span><text:span text:style-name="T310">it</text:span><text:span text:style-name="T307"> z dohledu nebo ut</text:span><text:span text:style-name="T310">éct</text:span><text:span text:style-name="T307"> někam, kam ty nemůžeš, </text:span><text:span text:style-name="T310">házíte si oba Finesou.</text:span></text:p>
        </text:list-item>
        <text:list-item>
          <text:p text:style-name="P212"><text:span text:style-name="T310">Když takovou možnost nemá, jde o to, komu dřív dojdou síly. V tom případě házíte oba Silou</text:span><text:span text:style-name="T307">.</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62" text:outline-level="3"><text:span text:style-name="T314">+Zab</text:span>ránění v mluvení <text:span text:style-name="T315">nebo seslání kouzla</text:span></text:h>
      <text:p text:style-name="P136">Příklad:</text:p>
      <text:p text:style-name="P112">Když by se v úvodním příkladu boje Gorondar dostal přes orka k mumlajícímu goblinovi, házel by si <text:span text:style-name="T316">Pavel</text:span> proti němu <text:span text:style-name="T120">na úspěch</text:span>. <text:span text:style-name="T316">Pokud by získal dva úspěchy, mohl by to popsat například takto:</text:span></text:p>
      <text:p text:style-name="P112"><text:span text:style-name="T153">Pavel:</text:span><text:span text:style-name="T317">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35"><text:soft-page-break/>Příklad:</text:p>
      <text:p text:style-name="P112"><text:span text:style-name="T90">Kdyby </text:span><text:span text:style-name="T91">měl</text:span><text:span text:style-name="T90"> </text:span><text:span text:style-name="T92">Gorondar proti goblinovi jen </text:span><text:span text:style-name="T90">jeden úspěch, tak by </text:span><text:span text:style-name="T92">mu nemohl zabránit v mumlání a</text:span><text:span text:style-name="T90"> goblin </text:span><text:span text:style-name="T93">by tedy</text:span><text:span text:style-name="T90"> zaklínadlo vyslovil. </text:span><text:span text:style-name="T91">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0">.</text:span></text:p>
      <text:h text:style-name="P172" text:outline-level="3"><text:span text:style-name="T318">+</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55">&gt; </text:span><text:span text:style-name="T163">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18">ti v tom může někdo zabránit</text:span>:</text:p>
      <text:list xml:id="list3710751783" text:style-name="L12">
        <text:list-item>
          <text:p text:style-name="P213">Znemožní <text:span text:style-name="T318">ti</text:span> mluvit</text:p>
        </text:list-item>
        <text:list-item>
          <text:p text:style-name="P213"><text:soft-page-break/>Rozhodí <text:span text:style-name="T318">tě</text:span>, aby se<text:span text:style-name="T318">s</text:span> nemohl soustředit</text:p>
        </text:list-item>
      </text:list>
      <text:p text:style-name="P71"><text:span text:style-name="T94">Z</text:span><text:span text:style-name="T97">abránit </text:span><text:span text:style-name="T98">někomu</text:span><text:span text:style-name="T97"> ve vyslovení zaklínací formule je obtížnější, viz </text:span><text:span text:style-name="Odkaz_20_na_20_kapitolu"><text:span text:style-name="T89"><text:bookmark-ref text:reference-format="text" text:ref-name="__RefHeading___Toc27343_1494735933">Error: Reference source not found</text:bookmark-ref></text:span></text:span><text:span text:style-name="T97">. </text:span><text:span text:style-name="T99">Přesto ale může mít smysl </text:span><text:span text:style-name="T89">kouzelníkovi</text:span><text:span text:style-name="T99"> ústa zacpat.</text:span></text:p>
      <text:p text:style-name="P137">Příklad:</text:p>
      <text:p text:style-name="P113"><text:span text:style-name="T8">Pavel:</text:span><text:span text:style-name="T89"> „</text:span><text:span text:style-name="T100">C</text:span><text:span text:style-name="T101">hytnu </text:span><text:span text:style-name="T100">zezadu</text:span><text:span text:style-name="T101"> goblina levou rukou pod krkem a </text:span><text:span text:style-name="T89">pravou mu zacpu pusu.“</text:span></text:p>
      <text:p text:style-name="P113"><text:span text:style-name="T89">Goblin teď nebude moc kouzlit ani v dalším kole, protože nebude mocit vyslovit zaklínací formuli. </text:span><text:span text:style-name="T101">Aby si ústa uvolnil, </text:span><text:span text:style-name="T89">bude </text:span><text:span text:style-name="T102">si</text:span><text:span text:style-name="T89"> muset Gorondar</text:span><text:span text:style-name="T103">a</text:span><text:span text:style-name="T41"> </text:span><text:span text:style-name="T42">pře</text:span><text:span text:style-name="T43">hodit</text:span><text:span text:style-name="T41"> </text:span><text:span text:style-name="T89">Silou a </text:span><text:span text:style-name="T101">použít </text:span><text:span text:style-name="T102">na to</text:span><text:span text:style-name="T101"> </text:span><text:span text:style-name="T102">jeden úspěch</text:span><text:span text:style-name="T89">.<text:line-break/><text:tab/>Když by mu Gorondar </text:span><text:span text:style-name="T103">v prvním kole</text:span><text:span text:style-name="T89"> místo zacpání pusy </text:span><text:span text:style-name="T103">jen</text:span><text:span text:style-name="T89"> přerušil soustředění, zabránil by mu v kouzlení, ale v dalším </text:span><text:span text:style-name="T103">kole</text:span><text:span text:style-name="T89"> by to mohl goblin zkoušet znovu.</text:span></text:p>
      <text:p text:style-name="P71"><text:span text:style-name="T94">T</text:span><text:span text:style-name="T95">oto pravidlo platí jak pro</text:span><text:span text:style-name="T90"> kouzl</text:span><text:span text:style-name="T95">a</text:span><text:span text:style-name="T90"> sesílan</text:span><text:span text:style-name="T95">á</text:span><text:span text:style-name="T90"> přímo kouzelníkem, tak sesílan</text:span><text:span text:style-name="T95">á</text:span><text:span text:style-name="T90"> z magických předmětů. </text:span><text:span text:style-name="T95">Zabránit zloději v seslání </text:span><text:span text:style-name="T34">ohnivé střely</text:span><text:span text:style-name="T95"> z kouzelné hůlky tedy</text:span><text:span text:style-name="T90"> můžeš tím, že do něj za jeden úspěch vrazíš, </text:span><text:span text:style-name="T95">nebo </text:span><text:span text:style-name="T96">třeba</text:span><text:span text:style-name="T95"> že mu dáš roubík</text:span><text:span text:style-name="T90">.</text:span></text:p>
      <text:h text:style-name="P173" text:outline-level="3"><text:span text:style-name="T321">+</text:span>Přerušení soustředění</text:h>
      <text:p text:style-name="P75"><text:span text:style-name="T34">Soustředění</text:span><text:span text:style-name="T44"> </text:span><text:span text:style-name="T45">souvisí s kouzly a magickými schopnostmi: </text:span><text:span text:style-name="T46">s</text:span><text:span text:style-name="T45">oustředit se musíš pokaždé, když sesíláš kouzlo, ať už přímo nebo z předmětu, nebo když používáš schopnost, která </text:span><text:span text:style-name="T46">h</text:span><text:span text:style-name="T45">o vyžaduje. Účinek některých kouzel a schopností také trvá po dobu </text:span><text:span text:style-name="T37">soustředění</text:span><text:span text:style-name="T45"> toho, kdo </text:span><text:span text:style-name="T47">ho</text:span><text:span text:style-name="T45"> seslal, nebo kdo </text:span><text:span text:style-name="T47">ji</text:span><text:span text:style-name="T45"> aktivoval. Když tedy kouzelníkovi </text:span><text:span text:style-name="T37">soustředění</text:span><text:span text:style-name="T45"> přeruší</text:span><text:span text:style-name="T48">š</text:span><text:span text:style-name="T45">, jeho kouzlo přestane působit.<text:line-break/><text:tab/></text:span><text:span text:style-name="T106">Přerušit někomu </text:span><text:span text:style-name="T37">soustředění</text:span><text:span text:style-name="T106"> </text:span><text:span text:style-name="T95">můžeš například tím, že to něj vrazíš, srazíš ho na zem </text:span><text:span text:style-name="T107">a</text:span><text:span text:style-name="T95"> podobně</text:span><text:span text:style-name="T97">.</text:span></text:p>
      <text:p text:style-name="P138">Příklad:</text:p>
      <text:p text:style-name="P114"><text:span text:style-name="T108">S</text:span><text:span text:style-name="T89">křetí šaman oslepil Nariu kouzlem. Gorondar se jí v dalším kole rozhodne pomoct.</text:span></text:p>
      <text:p text:style-name="P114"><text:soft-page-break/><text:span text:style-name="T8">Pavel:</text:span><text:span text:style-name="T89"> „Rozběhnu se k šamanovi. Chci do něj vrazit, abych mu přerušil soustředění.“</text:span></text:p>
      <text:p text:style-name="P114"><text:span text:style-name="T8">Pán jeskyně:</text:span><text:span text:style-name="T89"> „Šaman se ti bude bránit nožem. Hoď si na úspěch.“</text:span></text:p>
      <text:p text:style-name="P104">Pavel hodí víc a získá proti šamanovi jeden úspěch. Popíše to:</text:p>
      <text:p text:style-name="P115"><text:span text:style-name="T9">Pavel:</text:span><text:span text:style-name="T107"> „</text:span><text:span text:style-name="T104">Z rozběhu do něj vrazím, povalím ho na zem a zalehnu ho.</text:span><text:span text:style-name="T107">“</text:span></text:p>
      <text:p text:style-name="P116"><text:span text:style-name="T107">G</text:span><text:span text:style-name="T89">oblin tedy teď bude proti Gorondarovi v nevýhodě, jelikož leží pod ním. Náraz a pád mu také určitě přerušil </text:span><text:span text:style-name="T33">soustředění</text:span><text:span text:style-name="T41">, </text:span><text:span text:style-name="T49">takže kouzlo přestane působit a Naria zase uvidí</text:span><text:span text:style-name="T41">.</text:span></text:p>
      <text:p text:style-name="P75"><text:span text:style-name="T38">Soustředění</text:span><text:span text:style-name="T109"> také přeruší jakékoliv zranění.</text:span></text:p>
      <text:p text:style-name="P138">Příklad:</text:p>
      <text:p text:style-name="P115">Kara seslala <text:span text:style-name="T120">neviditenost</text:span> na Gorondara a společně teď bojují proti skřetům. <text:span text:style-name="T320">Když bude zraněn Gorondar, kouzlo se tím nezruší – seslala ho totiž Kara, takže ta se teď musí soustředit. Když se ale jednomu ze skřetích lučištníků podaří zasáhnout Karu, přeruší jí tím </text:span><text:span text:style-name="T133">soustředění</text:span><text:span text:style-name="T320">, kouzlo pomine a Gorondar přestane být neviditelný.</text:span></text:p>
      <text:p text:style-name="P74"><text:span text:style-name="T319">Když ránu zastaví zbroj, štít nebo odolnost proti zranění, </text:span><text:span text:style-name="T134">soustředění</text:span><text:span text:style-name="T319"> nepřeruší</text:span>.</text:p>
      <text:p text:style-name="P138">Příklad:</text:p>
      <text:p text:style-name="P117"><text:span text:style-name="T90">Pokud by Kara </text:span><text:span text:style-name="T104">zrovna měla na sobě zbroj a skřet</text:span><text:span text:style-name="T90"> </text:span><text:span text:style-name="T104">na ni útočil dýkou se zraněním 0 a</text:span><text:span text:style-name="T90"> přehodil </text:span><text:span text:style-name="T104">ji</text:span><text:span text:style-name="T90"> o 1, </text:span><text:span text:style-name="T35">soustředění</text:span><text:span text:style-name="T90"> by jí nepřerušil, </text:span><text:span text:style-name="T104">protože Kařina zbroj by zranění snížila na 0</text:span><text:span text:style-name="T90">.<text:line-break/><text:tab/></text:span><text:span text:style-name="T104">Udělal by tedy lépe, kdyby do ní třeba vrazil, podrazil jí nohy a podobně – tím by jí sice také nezranil, ale </text:span><text:span text:style-name="T36">soustředění</text:span><text:span text:style-name="T105"> by jí přerušil.</text:span></text:p>
      <text:h text:style-name="P174" text:outline-level="3"><text:span text:style-name="T311">Ú</text:span><text:span text:style-name="T307">těk </text:span><text:span text:style-name="T309">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07">TODO: Při útěku nemůžeš použít </text:span><text:span text:style-name="T137">plnou obranu</text:span><text:span text:style-name="T307">.</text:span></text:p>
      <text:p text:style-name="P77"><text:soft-page-break/><text:span text:style-name="T30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07"><text:bookmark-ref text:reference-format="text" text:ref-name="__RefHeading___Toc24958_4068460501">Error: Reference source not found</text:bookmark-ref></text:span></text:span><text:span text:style-name="T307">.<text:line-break/></text:span><text:span text:style-name="T312"><text:tab/>Když máš volnou cestu a nikdo tě nehrožuje, tak prostě utečeš. Když ti někdo c</text:span><text:span text:style-name="T183">hce v útěku zabránit, zranit tě, nebo tě nějak jinak ohrozit, </text:span><text:span text:style-name="T184">tak si proti němu normálně házíš </text:span><text:span text:style-name="T168">na úspěch</text:span><text:span text:style-name="T184"> nebo </text:span><text:span text:style-name="T168">na obranu</text:span><text:span text:style-name="T184">,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185"><text:line-break/><text:tab/></text:span><text:span text:style-name="T184">Pokud tě ohrožuje ten, od koho utíkáš, tak si proti němu každopádně počítáš nevýhodu za to, že mu vystavíš záda.</text:span></text:p>
      <text:p text:style-name="P139">Příklad:</text:p>
      <text:p text:style-name="P120">Gorondar bojuje s orkským šampiónem. Zjistil, že poněkud přecenil své síly a chtěl by utéct.<text:span text:style-name="T182"> </text:span><text:span text:style-name="T184">Pavel se rozhodne, že si proti orkovi hodí </text:span><text:span text:style-name="T168">na úspěch</text:span><text:span text:style-name="T184">. Může si díky tomu hodit Silou, kterou má vyšší. Bude si každopádně počítat nevýhodu, protože orkovi vystaví záda. I s nevýhodou se mu podaří získat</text:span> dva úspěchy <text:span text:style-name="T322">a p</text:span>opíše to následovně:</text:p>
      <text:p text:style-name="P120"><text:span text:style-name="T175">Pavel:</text:span><text:span text:style-name="T182"> </text:span><text:span text:style-name="T186">„Narazil jsem do něj ramenem a srazil jsem ho na zem. Pak zdrhám.“</text:span></text:p>
      <text:p text:style-name="P120"><text:span text:style-name="T182">Mohl by ho také za první úspěch zranit. Tím, že ho srazil na zem, si ale </text:span><text:span text:style-name="T184">zvětšil</text:span><text:span text:style-name="T182"> náskok v následné honičce. </text:span><text:span text:style-name="T187">Kdyby měl jen jeden úspěch, mohl by říct například:</text:span></text:p>
      <text:p text:style-name="P120"><text:span text:style-name="T176">Pavel:</text:span><text:span text:style-name="T187"> </text:span><text:span text:style-name="T186">„</text:span><text:span text:style-name="T187">Odstrčil jsem ho od sebe a zdrhám.“</text:span></text:p>
      <text:p text:style-name="P120">Odstrčení orka mu v tomto případě nedá náskok, vyjadřuje pouze to, že se Gorondar rozhodl z boje dostat <text:span text:style-name="T323">S</text:span>ilou.</text:p>
      <text:p text:style-name="P78"><text:span text:style-name="T182">Když při pokusu o útěk oběma padne stejně, </text:span><text:span text:style-name="T188">myslete na pravidlo </text:span><text:span text:style-name="Odkaz_20_na_20_kapitolu"><text:span text:style-name="T307"><text:bookmark-ref text:reference-format="text" text:ref-name="__RefHeading___Toc30276_554067906">Error: Reference source not found</text:bookmark-ref></text:span></text:span><text:span text:style-name="T188">. Utíkající chtěl utéct co nejdál a to se mu tedy podaří. Pronásledující má ale také jeden úspěch, takže pokud chce, může říct, že je prchajícímu v patách.</text:span></text:p>
      <text:p text:style-name="P139"><text:soft-page-break/>Příklad:</text:p>
      <text:p text:style-name="P118">Když by v předchozím příkladě Pavel hodil stejně jako Pán jeskyně, mohlo by to dopadnout například takto:</text:p>
      <text:p text:style-name="P119"><text:span text:style-name="T176">Pavel:</text:span><text:span text:style-name="T187"> </text:span><text:span text:style-name="T186">„</text:span><text:span text:style-name="T187">Odstrčil jsem ho od sebe a zdrhám.“</text:span></text:p>
      <text:p text:style-name="P119"><text:span text:style-name="T176">P</text:span><text:span text:style-name="T175">án jeskyně</text:span><text:span text:style-name="T176">:</text:span><text:span text:style-name="T187"> </text:span><text:span text:style-name="T186">„</text:span><text:span text:style-name="T182">Ork ale zaváhal jen chviličku. Vyrazil za tebou a je ti v patách.</text:span></text:p>
      <text:p text:style-name="P120">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07">TODO: Následující text je pozůstatek z původního stavu. Nějak je ale třeba navázat </text:span><text:span text:style-name="T154">Pronásledováním</text:span><text:span text:style-name="T307">.</text:span></text:p>
      <text:p text:style-name="P80"><text:span text:style-name="T307">Utéct z boje nemusí být vždy jednoduché. Když se protivník rozhodne běžet za tebou a je rychlejší než ty, akorát mu tím vystavíš záda (bude mít proti tobě výhodu).<text:line-break/><text:tab/></text:span><text:span text:style-name="T308">Když ho přehodíš a použiješ jeden úspěch na útěk, může to znamenat, třeba že jsi do něj strčil, využil jsi vhodné chvíle </text:span><text:span text:style-name="T313">k útěku</text:span><text:span text:style-name="T308">, nebo jsi nějak jinak získal malý náskok.<text:line-break/><text:tab/>V řeči pravidel to znamená, že na konci kola mezi vámi bude </text:span><text:span text:style-name="T138">krátká vzdálenost</text:span><text:span text:style-name="T308">. Protivník tě stále může pronásledovat, ale nebude tě moci hned v příštím kole ohrozit z blízka, protože to jde jen na </text:span><text:span text:style-name="T138">kontaktní vzdálenost</text:span><text:span text:style-name="T308">.</text:span></text:p>
      <text:p text:style-name="P83"><text:span text:style-name="T110">T</text:span><text:span text:style-name="T105">ODO: Kapitolu Pronásledování jsem zrušil, místo toho je nová. Buď se na ní tady odkázat, nebo ji přesunout sem.</text:span></text:p>
      <text:h text:style-name="P177" text:outline-level="3"><text:soft-page-break/>Únava v boji</text:h>
      <text:p text:style-name="P226">Boj je fyzicky velice náročný. <text:span text:style-name="T33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32">ale budete chvíli bojovat a</text:span> skřetů<text:span text:style-name="T332">m</text:span> <text:span text:style-name="T332">pak</text:span> přijdou posily, budou oproti vám čerstv<text:span text:style-name="T332">é</text:span> a budou si tedy počítat výhodu. Když naopak vy přijdete někomu na pomoc, výhoda bude na vaší straně. Pokud ale do boje budete muset doběhnout, budete zadýchaní stejně jako ti, kdo už nějaký čas bojují a výhodu nebude mít nikdo. <text:span text:style-name="T333">Při určování, kdo bude vyčerpaný, můžete brát v potaz Sílu postav a kolik toho nesou.</text:span></text:p>
      <text:p text:style-name="P141">Příklad:</text:p>
      <text:p text:style-name="P154"><text:span text:style-name="Strong_20_Emphasis">Pán jeskyně:</text:span> „Druhý den cesty divočinou jste v dálce zaslechli zvuky boje. Co děláte?“</text:p>
      <text:p text:style-name="P154"><text:span text:style-name="Strong_20_Emphasis">Pavel:</text:span> „Rozběhnu se tam.“</text:p>
      <text:p text:style-name="P154"><text:span text:style-name="Strong_20_Emphasis">Jana:</text:span> <text:span text:style-name="Emphasis">„Gorondare, počkej! Vůbec nevíme, kdo s kým bojuje a proč. Třeba se nás to vůbec netýká.“</text:span></text:p>
      <text:p text:style-name="P154"><text:span text:style-name="Strong_20_Emphasis">Pavel:</text:span> „<text:span text:style-name="Emphasis">‚Možná někdo potřebuje naši pomoc!‘</text:span> Běžím dál.“</text:p>
      <text:p text:style-name="P154"><text:span text:style-name="Strong_20_Emphasis">Katka:</text:span> „<text:span text:style-name="Emphasis">‚Gorondar má pravdu. Cestujeme divočinou, kdo by tu asi tak mohl bojovat? Nejspíš to bude přepadení.‘</text:span> Rozběhnu se za ním.“</text:p>
      <text:p text:style-name="P154"><text:span text:style-name="Strong_20_Emphasis">Jana:</text:span> <text:span text:style-name="Emphasis">„No tak dobře, co mám s váma dělat...“</text:span></text:p>
      <text:p text:style-name="P154"><text:span text:style-name="Strong_20_Emphasis">Pán jeskyně:</text:span> „Pavle, máš sice vysokou Sílu a není to moc daleko, ale máš těžkou zbroj a na zádech tornu, takže pokud tam chceš doběhnout co nejrychleji, budeš pak pořádně zadýchaný."</text:p>
      <text:p text:style-name="P154"><text:span text:style-name="Strong_20_Emphasis">Pavel:</text:span> „Pomůže, když tornu odhodím?"</text:p>
      <text:p text:style-name="P154"><text:span text:style-name="Strong_20_Emphasis">Pán jeskyně:</text:span> „Určitě."</text:p>
      <text:p text:style-name="P154"><text:span text:style-name="Strong_20_Emphasis">Pavel:</text:span> „Tak to udělám."</text:p>
      <text:p text:style-name="P154"><text:soft-page-break/><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54"><text:span text:style-name="Strong_20_Emphasis">Katka:</text:span> „Stejně nejspíš budu střílet, takže si klidně dám na čas.“</text:p>
      <text:p text:style-name="P154"><text:span text:style-name="Strong_20_Emphasis">Pán jeskyně:</text:span> „Ok. Jedno kolo běhu je krátká vzdálenost, takže budeš s rezevou ve středním dostřelu."</text:p>
      <text:p text:style-name="P154"><text:span text:style-name="Strong_20_Emphasis">Jana:</text:span> „Já raději budu držet krok s Gorondarem.“</text:p>
      <text:p text:style-name="P154"><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75" text:outline-level="3">Příklady bojových akcí</text:h>
      <text:p text:style-name="P133">/<text:span text:style-name="T324">* Tohle je jen nápad, možná ne moc dobrý. Alternativa by byla, rozstrkat to do příkladů v průběhu boje (asi jo). */</text:span></text:p>
      <text:p text:style-name="P133"><text:span text:style-name="T325">T</text:span>ODO: Ke každému bodu napsat, jak se to vyhodnocuje.</text:p>
      <text:list xml:id="list660240421" text:style-name="L13">
        <text:list-item>
          <text:p text:style-name="P195"><text:span text:style-name="T326">Při boji </text:span>v sevřené formaci <text:span text:style-name="T326">si </text:span>počkáš na útok spolubojovníka a využiješ toho, že je protivník odkrytý</text:p>
        </text:list-item>
        <text:list-item>
          <text:p text:style-name="P196">Při boji s protivníkem s delší zbraní se přesuneš do jeho těsné blízkosti</text:p>
        </text:list-item>
        <text:list-item>
          <text:p text:style-name="P195"><text:span text:style-name="T327">M</text:span>ísto útoku zbraní rozhodíš protivníka kopem. <text:span text:style-name="T327">Následně toho využiješ</text:span></text:p>
        </text:list-item>
        <text:list-item>
          <text:p text:style-name="P195"><text:span text:style-name="T328">P</text:span>očkáš si, až se protivník odkryje svým vlastním útokem</text:p>
        </text:list-item>
        <text:list-item>
          <text:p text:style-name="P195">Přeho<text:span text:style-name="T328">díš si protivníka</text:span> přes rameno a následné využi<text:span text:style-name="T328">ješ</text:span> toho, že je vyvedený z rovnováhy</text:p>
        </text:list-item>
        <text:list-item>
          <text:p text:style-name="P197"><text:soft-page-break/>Přidržíš protivníkovi ruku nebo zbraň</text:p>
        </text:list-item>
        <text:list-item>
          <text:p text:style-name="P197">Zaútočíš <text:span text:style-name="T329">nejprve</text:span> štítem, čímž protivníka odkryješ</text:p>
        </text:list-item>
        <text:list-item>
          <text:p text:style-name="P195"><text:span text:style-name="T330">Kopneš protivníkovi</text:span> do ruky se zbraní</text:p>
        </text:list-item>
        <text:list-item>
          <text:p text:style-name="P195">Přesun<text:span text:style-name="T330">eš</text:span> do výhodné pozice</text:p>
        </text:list-item>
        <text:list-item>
          <text:p text:style-name="P195">Skřípn<text:span text:style-name="T330">eš soupeři</text:span> ruk<text:span text:style-name="T330">u svou</text:span> čepelí</text:p>
        </text:list-item>
        <text:list-item>
          <text:p text:style-name="P195"><text:span text:style-name="T330">Při útoku s</text:span>kry<text:span text:style-name="T330">ješ svou zbraň</text:span> za pláštěm</text:p>
        </text:list-item>
        <text:list-item>
          <text:p text:style-name="P195">Zachy<text:span text:style-name="T330">tíš</text:span> <text:span text:style-name="T330">svým </text:span>pláštěm <text:span text:style-name="T330">protivníkovu zbraň</text:span></text:p>
        </text:list-item>
        <text:list-item>
          <text:p text:style-name="P198">Využiješ protivníkova zranění</text:p>
        </text:list-item>
        <text:list-item>
          <text:p text:style-name="P198">Zapůsobíš emotivně – pokusíš se v protivníkovi vzbudit strach nebo třeba soucit</text:p>
        </text:list-item>
        <text:list-item>
          <text:p text:style-name="P195"><text:span text:style-name="T330">Využiješ nějakou nebojovou dovednost, třeba Fyzickou zdatnost, abys vyběhnul po stěně,</text:span> zhoupnu<text:span text:style-name="T330">l</text:span> se na lustru, <text:span text:style-name="T330">uhnul pomocí salta či přemetu</text:span>, atd.</text:p>
        </text:list-item>
        <text:list-item>
          <text:p text:style-name="P198">Využiješ výhodnou pozici, například ke skoku na protivníka z výšky</text:p>
        </text:list-item>
        <text:list-item>
          <text:p text:style-name="P198">Zaútočíš z rozeběhu</text:p>
        </text:list-item>
        <text:list-item>
          <text:p text:style-name="P198">Rozeběhneš se a srazíš protivníka kopem z výskoku</text:p>
        </text:list-item>
        <text:list-item>
          <text:p text:style-name="P198">Předstíráš útok, abys rozhodil protivníkovu obranu</text:p>
        </text:list-item>
        <text:list-item>
          <text:p text:style-name="P198">Necháš zbraň sklouznout po krytu protivníka, abys jej následně ohrozil bodem</text:p>
        </text:list-item>
        <text:list-item>
          <text:p text:style-name="P198">Odrazíš protivníkovu zbraň nebo štít, aby s ním nestihnul krýt tvou další ránu</text:p>
        </text:list-item>
        <text:list-item>
          <text:p text:style-name="P195">Vyvede<text:span text:style-name="T331">š</text:span> protivníka z rovnováhy (například zatlačením štítem) a násled<text:span text:style-name="T331">ně toho využiješ</text:span></text:p>
        </text:list-item>
        <text:list-item>
          <text:p text:style-name="P195"><text:soft-page-break/>Zatlač<text:span text:style-name="T331">íš</text:span> protivníka do stísněného prostoru</text:p>
        </text:list-item>
        <text:list-item>
          <text:p text:style-name="P199"><text:span text:style-name="T330">Oběhneš</text:span> přečísleného protivníka <text:span text:style-name="T330">a zaútočíš mu do zad</text:span></text:p>
        </text:list-item>
        <text:list-item>
          <text:p text:style-name="P200"><text:span text:style-name="T330">Převrhneš</text:span> protivníkovi <text:span text:style-name="T330">do cesty stůl, židli nebo jiný vhodný předmět</text:span></text:p>
        </text:list-item>
        <text:list-item>
          <text:p text:style-name="P198">Rozhodíš soupeře hozením menšího předmětu do tváře</text:p>
        </text:list-item>
        <text:list-item>
          <text:p text:style-name="P204">Zamíříš střelnou nebo vrhací zbraní</text:p>
        </text:list-item>
      </text:list>
      <text:h text:style-name="Heading_20_1" text:outline-level="1"><text:span text:style-name="T29">V</text:span><text:span text:style-name="T1">edení hry</text:span></text:h>
      <text:h text:style-name="P149" text:outline-level="2">Použití magických předmětů</text:h>
      <text:p text:style-name="P16">TODO: To, že kouzelné předměty na dotek brní, asi postavy vědí. Přesunout to někam do Hraní Dračáku.</text:p>
      <text:p text:style-name="P17"><text:span text:style-name="T192">Kouzelné předměty, jako jsou magické meče či zbroje, svitky s kouzly, čarovné hůlky a prsteny a podobně, postavy snadno poznají: při dotyku</text:span> holou rukou ucítí jemné brnění.</text:p>
      <text:list xml:id="list1108500004" text:style-name="L14">
        <text:list-item>
          <text:p text:style-name="P214">Až se to poprvé stane, nezapomeň to hráčům popsat.</text:p>
        </text:list-item>
        <text:list-item>
          <text:p text:style-name="P215">Postavy takto poznají, jestli je libovolný předmět magický, musí se jej ale na to dotknout.</text:p>
        </text:list-item>
      </text:list>
      <text:p text:style-name="P18"><text:span text:style-name="T193">Předmět se následně pokusí s postavou</text:span> „sladit“. <text:span text:style-name="T194">Ta to může odmítnout, v tom případě se nic nestane. Když tomu nechá volný průběh, brnění se změní v příjemný, hřejivý pocit. Od té chvíle má postava předmět </text:span><text:span text:style-name="T121">připoutaný</text:span><text:span text:style-name="T194">.</text:span></text:p>
      <text:list xml:id="list4075157978" text:style-name="L15">
        <text:list-item>
          <text:p text:style-name="P216"><text:span text:style-name="T193">Připoutání předmětu zabere jedno kolo </text:span><text:span text:style-name="T122">soustředění</text:span><text:span text:style-name="T195">.</text:span></text:p>
        </text:list-item>
        <text:list-item>
          <text:p text:style-name="P217"><text:span text:style-name="T196">Na odpoutání stačí pomyslet (nestojí to akci)</text:span>.</text:p>
        </text:list-item>
      </text:list>
      <text:p text:style-name="P18">Některé předměty není možné připoutat. <text:span text:style-name="T197">Při dotyku se s postavou nepokusí sladit</text:span>.</text:p>
      <text:list xml:id="list2019917294" text:style-name="L16">
        <text:list-item>
          <text:p text:style-name="P218">Není možné připoutat předmět, který má již připoutaný někdo jiný.</text:p>
        </text:list-item>
        <text:list-item>
          <text:p text:style-name="P218">Připoutat také nejdou různé <text:span text:style-name="T198">magické</text:span> pasti, <text:span text:style-name="T198">očarované</text:span> truhly a podobně, které jsou „pořád aktivní“.</text:p>
        </text:list-item>
      </text:list>
      <text:p text:style-name="P19"><text:soft-page-break/>Předměty přestanou být připoutané, když postava umře. <text:span text:style-name="T199">Spánek ani bezvědomí ale připoutání nezruší.</text:span></text:p>
      <text:h text:style-name="P176" text:outline-level="3">Jak postava pozná, co předmět dělá?</text:h>
      <text:p text:style-name="P20">Když si postava připoutá nějaký magický předmět <text:span text:style-name="T200">(včetně lektvarů a svitků s kouzly)</text:span>, tak tím také zjistí, jak se používá a co dělá. Můžeš tedy rovnou dát hráči <text:span text:style-name="T201">příslušnou</text:span> kartu <text:span text:style-name="T201">a pokud je to kouzlo, tak mu také vysvětlit, jak se sesílá (viz následující odstavec)</text:span>.</text:p>
      <text:list xml:id="list1156720796" text:style-name="L17">
        <text:list-item>
          <text:p text:style-name="P219">Některé magické předměty <text:span text:style-name="T202">skrývají, co umí</text:span>, případně <text:span text:style-name="T203">o sobě</text:span> neprozradí úplně všechno. <text:span text:style-name="T203">Co dělají a jak se používají, musí postavy zjistit jinak – například si to přečíst v nějaké staré knize.</text:span></text:p>
          <text:list>
            <text:list-item>
              <text:p text:style-name="P220"><text:span text:style-name="T204">Na kartě je pak napsáno například: </text:span><text:span text:style-name="T123">Magický předmět neznámé funkce</text:span><text:span text:style-name="T120">.</text:span></text:p>
            </text:list-item>
          </text:list>
        </text:list-item>
      </text:list>
      <text:p text:style-name="P14">Lektvary účinkují, i když nejsou připoutané. Připoutat ale jdou a postava tím zjistí, co lektvar dělá.</text:p>
      <text:h text:style-name="P176" text:outline-level="3">Sesílání kouzel <text:span text:style-name="T205">ze svitků</text:span></text:h>
      <text:p text:style-name="P24"><text:span text:style-name="T206">Aby mohla postava seslat kouzlo, musí si nejprve připoutat svitek, na kterém je napsané. Na to se jej musí dotknout a strávit jedno kolo </text:span><text:span text:style-name="T124">soustředěním</text:span><text:span text:style-name="T208"> </text:span><text:span text:style-name="T209">(stejně jako když připoutává jakýkoliv jiný magický předmět)</text:span><text:span text:style-name="T208">.</text:span></text:p>
      <text:list xml:id="list1625916573" text:style-name="L18">
        <text:list-item>
          <text:p text:style-name="P221">Svitky s kouzly a rituály jsou magické předměty počítají se tedy do počtu předmětů, které může mít postava současně připoutané.</text:p>
        </text:list-item>
      </text:list>
      <text:p text:style-name="P24"><text:span text:style-name="T20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5">zaklínací formuli</text:span><text:span text:style-name="T230">, která je </text:span><text:soft-page-break/><text:span text:style-name="T230">uvedená na kartě s kouzlem.<text:line-break/><text:tab/>Formuli ovšem nemusí vyslovit hned. Kouzlo tedy může mít připravené a kdykoliv později jej seslat vyslovením zaklínací formule, což vyžaduje jen jedno kolo </text:span><text:span text:style-name="T124">soustředění</text:span><text:span text:style-name="T206">.</text:span></text:p>
      <text:list xml:id="list464974500" text:style-name="L19">
        <text:list-item>
          <text:p text:style-name="P222">Při vyslovení zaklínací formule <text:span text:style-name="T231">postava</text:span> nemusí svitek držet, dokonce jej ani nemusí mít u sebe (při připoutávání a čtení kouzla samozřejmě ano).</text:p>
        </text:list-item>
        <text:list-item>
          <text:p text:style-name="P224">Když si postava svitek odpoutá a znovu připoutá, kouzlo přestane být připravené. Před použitím ho musí znovu celé přečíst.</text:p>
        </text:list-item>
      </text:list>
      <text:p text:style-name="P21">Když chce <text:span text:style-name="T232">postava</text:span> kouzlo seslat znovu, musí opět přečíst celý text svitku.</text:p>
      <text:list xml:id="list3721054683" text:style-name="L20">
        <text:list-item>
          <text:p text:style-name="P223">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176" text:outline-level="3">Sesílání kouzel z hůlek</text:h>
      <text:p text:style-name="P23">Hůlky, magické prsteny a podobně mohou také umožňovat sesílat kouzla. Na rozdíl od svitků na nich ale není kouzlo celé napsané, je tam jen <text:span text:style-name="T120">sesílací formule</text:span>. Stejně jako u svitků si ale postava předmět musí nejdříve připoutat.</text:p>
      <text:list xml:id="list2270832559" text:style-name="L21">
        <text:list-item>
          <text:p text:style-name="P225">Kouzla z hůlek, prstenů a podobných předmětů není třeba připravovat. Sesílají se rovnou vyslovením <text:span text:style-name="T120">sesílací formule</text:span>.</text:p>
        </text:list-item>
        <text:list-item>
          <text:p text:style-name="P225">Jsou vždy ale o poznání slabší než kouzla na svitcích.</text:p>
        </text:list-item>
      </text:list>
      <text:h text:style-name="P176"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2T17:40:56.352000000</dc:date>
    <meta:print-date>2113-01-01T00:00:00</meta:print-date>
    <meta:editing-cycles>15068</meta:editing-cycles>
    <meta:editing-duration>P45DT42M34S</meta:editing-duration>
    <meta:generator>LibreOffice/6.0.5.2$Windows_X86_64 LibreOffice_project/54c8cbb85f300ac59db32fe8a675ff7683cd5a16</meta:generator>
    <meta:document-statistic meta:table-count="1" meta:image-count="0" meta:object-count="0" meta:page-count="39" meta:paragraph-count="395" meta:word-count="7822" meta:character-count="47206" meta:non-whitespace-character-count="39792"/>
  </office:meta>
</office:document-meta>
</file>